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7410000082B69877D5F.svm" manifest:media-type=""/>
  <manifest:file-entry manifest:full-path="Pictures/20000009000017AC00001A0D96507957.svm" manifest:media-type=""/>
  <manifest:file-entry manifest:full-path="Pictures/200000090000491300000A575946E9D4.svm" manifest:media-type=""/>
  <manifest:file-entry manifest:full-path="Pictures/20000009000067E000000BAFF859858D.svm" manifest:media-type=""/>
  <manifest:file-entry manifest:full-path="Pictures/20000009000048F900000E2A00B27758.svm" manifest:media-type=""/>
  <manifest:file-entry manifest:full-path="Pictures/20000009000014C700001A0D11E9D6EF.svm" manifest:media-type=""/>
  <manifest:file-entry manifest:full-path="Pictures/200000090000455B000007DCD121B4DF.svm" manifest:media-type=""/>
  <manifest:file-entry manifest:full-path="Pictures/20000009000045AA00000BC9EBB3835C.svm" manifest:media-type=""/>
  <manifest:file-entry manifest:full-path="Pictures/200000090000455B000008116D4916F8.svm" manifest:media-type=""/>
  <manifest:file-entry manifest:full-path="Pictures/200000090000458F00000C3332253877.svm" manifest:media-type=""/>
  <manifest:file-entry manifest:full-path="Pictures/20000009000017AC00001BE9AAAECD9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1" svg:font-family="'Courier New'" style:font-family-generic="roman"/>
    <style:font-face style:name="LucidaSans-TypNarr" svg:font-family="LucidaSans-TypNarr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11111" style:font-name="Calibri" style:text-underline-style="solid" style:text-underline-width="auto" style:text-underline-color="font-color" fo:font-weight="bold" officeooo:rsid="001c73cd" officeooo:paragraph-rsid="001c73c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color="#111111" style:font-name="Calibri" style:text-underline-style="solid" style:text-underline-width="auto" style:text-underline-color="font-color" fo:font-weight="bold" officeooo:rsid="001c73cd" officeooo:paragraph-rsid="001c73cd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265a2" officeooo:paragraph-rsid="004199fe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41726" officeooo:paragraph-rsid="004199fe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51138" officeooo:paragraph-rsid="004199fe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51138" officeooo:paragraph-rsid="004199fe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51138" officeooo:paragraph-rsid="0043546d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61c62" officeooo:paragraph-rsid="004199fe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82077" officeooo:paragraph-rsid="004199fe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c6f05" officeooo:paragraph-rsid="0043546d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e2053" officeooo:paragraph-rsid="0043546d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101fe83" officeooo:paragraph-rsid="0043546d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103b70a" officeooo:paragraph-rsid="0043546d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103e86e" officeooo:paragraph-rsid="0043546d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64c21" officeooo:paragraph-rsid="004dbdee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f265a2" officeooo:paragraph-rsid="004199fe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f41726" officeooo:paragraph-rsid="004199fe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f51138" officeooo:paragraph-rsid="004199fe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f82077" officeooo:paragraph-rsid="004199fe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fc6f05" officeooo:paragraph-rsid="0043546d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102a48c" officeooo:paragraph-rsid="0043546d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464c21" officeooo:paragraph-rsid="004dbdee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f61c62" officeooo:paragraph-rsid="004199fe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101fe83" officeooo:paragraph-rsid="0043546d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officeooo:rsid="00f61c62" officeooo:paragraph-rsid="0043546d"/>
    </style:style>
    <style:style style:name="P26" style:family="paragraph" style:parent-style-name="Standard">
      <style:paragraph-properties fo:line-height="100%" fo:text-align="start" style:justify-single-word="false"/>
      <style:text-properties fo:color="#111111" style:font-name="Courier New" fo:font-size="10pt" style:font-size-asian="10pt" style:font-size-complex="10pt"/>
    </style:style>
    <style:style style:name="P27" style:family="paragraph" style:parent-style-name="Standard">
      <style:paragraph-properties fo:line-height="150%" fo:text-align="start" style:justify-single-word="false"/>
      <style:text-properties fo:color="#111111" style:font-name="Courier New" fo:font-size="10pt" style:font-size-asian="10pt" style:font-size-complex="10pt"/>
    </style:style>
    <style:style style:name="P28" style:family="paragraph" style:parent-style-name="Standard" style:master-page-name="">
      <style:paragraph-properties fo:margin-left="0in" fo:margin-right="0in" fo:line-height="10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3aabc4" officeooo:paragraph-rsid="003aabc4" style:font-size-asian="10pt" style:font-weight-asian="normal" style:font-size-complex="10pt" style:font-weight-complex="normal"/>
    </style:style>
    <style:style style:name="P29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1eea0c" officeooo:paragraph-rsid="001eea0c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1eea0c" officeooo:paragraph-rsid="001eea0c" style:font-size-asian="9.60000038146973pt" style:font-weight-asian="normal" style:font-size-complex="11pt" style:font-weight-complex="normal"/>
    </style:style>
    <style:style style:name="P31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23000d" officeooo:paragraph-rsid="0023000d" style:font-size-asian="9.60000038146973pt" style:font-weight-asian="normal" style:font-size-complex="11pt" style:font-weight-complex="normal"/>
    </style:style>
    <style:style style:name="P32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25dc62" officeooo:paragraph-rsid="0025dc62" style:font-size-asian="9.60000038146973pt" style:font-weight-asian="normal" style:font-size-complex="11pt" style:font-weight-complex="normal"/>
    </style:style>
    <style:style style:name="P33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277888" officeooo:paragraph-rsid="00277888" style:font-size-asian="9.60000038146973pt" style:font-weight-asian="normal" style:font-size-complex="11pt" style:font-weight-complex="normal"/>
    </style:style>
    <style:style style:name="P34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2bda4d" officeooo:paragraph-rsid="002bda4d" style:font-size-asian="9.60000038146973pt" style:font-weight-asian="normal" style:font-size-complex="11pt" style:font-weight-complex="normal"/>
    </style:style>
    <style:style style:name="P35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2cf95a" officeooo:paragraph-rsid="002cf95a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2cf95a" officeooo:paragraph-rsid="002cf95a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2dcb60" officeooo:paragraph-rsid="002dcb60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026a2" officeooo:paragraph-rsid="003026a2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026a2" officeooo:paragraph-rsid="007ad54e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1cefb" officeooo:paragraph-rsid="0031cefb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42178" officeooo:paragraph-rsid="00342178" style:font-size-asian="9.60000038146973pt" style:font-weight-asian="normal" style:font-size-complex="11pt" style:font-weight-complex="normal"/>
    </style:style>
    <style:style style:name="P42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6f07d" officeooo:paragraph-rsid="0036f07d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6f07d" officeooo:paragraph-rsid="0036f07d" style:font-size-asian="9.60000038146973pt" style:font-weight-asian="normal" style:font-size-complex="11pt" style:font-weight-complex="normal"/>
    </style:style>
    <style:style style:name="P44" style:family="paragraph" style:parent-style-name="Standard" style:list-style-name="L6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94f64" officeooo:paragraph-rsid="00394f64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aabc4" officeooo:paragraph-rsid="003aabc4" style:font-size-asian="9.60000038146973pt" style:font-weight-asian="normal" style:font-size-complex="11pt" style:font-weight-complex="normal"/>
    </style:style>
    <style:style style:name="P46" style:family="paragraph" style:parent-style-name="Standard" style:list-style-name="L6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afd41" officeooo:paragraph-rsid="003afd41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b76ce" officeooo:paragraph-rsid="003b76ce" style:font-size-asian="9.60000038146973pt" style:font-weight-asian="normal" style:font-size-complex="11pt" style:font-weight-complex="normal"/>
    </style:style>
    <style:style style:name="P48" style:family="paragraph" style:parent-style-name="Standard" style:list-style-name="L9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fb137d" officeooo:paragraph-rsid="004199fe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fb137d" officeooo:paragraph-rsid="004199fe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f23e9c" officeooo:paragraph-rsid="004199fe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f23e9c" officeooo:paragraph-rsid="004199fe" style:font-size-asian="9.60000038146973pt" style:font-weight-asian="normal" style:font-size-complex="11pt" style:font-weight-complex="normal"/>
    </style:style>
    <style:style style:name="P52" style:family="paragraph" style:parent-style-name="Standard" style:list-style-name="L10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7a486" officeooo:paragraph-rsid="0047a486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83433" officeooo:paragraph-rsid="00483433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8a64d" officeooo:paragraph-rsid="0048a64d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e274d" officeooo:paragraph-rsid="004e274d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fd17c" officeooo:paragraph-rsid="004fd17c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01e37" officeooo:paragraph-rsid="00501e37" style:font-size-asian="9.60000038146973pt" style:font-weight-asian="normal" style:font-size-complex="11pt" style:font-weight-complex="normal"/>
    </style:style>
    <style:style style:name="P58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4bcae" officeooo:paragraph-rsid="0054bcae" style:font-size-asian="9.60000038146973pt" style:font-weight-asian="normal" style:font-size-complex="11pt" style:font-weight-complex="normal"/>
    </style:style>
    <style:style style:name="P59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5a830" officeooo:paragraph-rsid="0055a830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5a830" officeooo:paragraph-rsid="0055a830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7adc6" officeooo:paragraph-rsid="0057adc6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ae6b4" officeooo:paragraph-rsid="005ae6b4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ae6b4" officeooo:paragraph-rsid="005ae6b4" style:font-size-asian="9.60000038146973pt" style:font-weight-asian="normal" style:font-size-complex="11pt" style:font-weight-complex="normal"/>
    </style:style>
    <style:style style:name="P6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05c27" officeooo:paragraph-rsid="00605c27" style:font-size-asian="9.60000038146973pt" style:font-weight-asian="normal" style:font-size-complex="11pt" style:font-weight-complex="normal"/>
    </style:style>
    <style:style style:name="P65" style:family="paragraph" style:parent-style-name="Standard" style:list-style-name="L1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4badd" officeooo:paragraph-rsid="0064badd" style:font-size-asian="9.60000038146973pt" style:font-weight-asian="normal" style:font-size-complex="11pt" style:font-weight-complex="normal"/>
    </style:style>
    <style:style style:name="P6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4badd" officeooo:paragraph-rsid="0064badd" style:font-size-asian="9.60000038146973pt" style:font-weight-asian="normal" style:font-size-complex="11pt" style:font-weight-complex="normal"/>
    </style:style>
    <style:style style:name="P6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58eed" officeooo:paragraph-rsid="00658eed" style:font-size-asian="9.60000038146973pt" style:font-weight-asian="normal" style:font-size-complex="11pt" style:font-weight-complex="normal"/>
    </style:style>
    <style:style style:name="P6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744ce" officeooo:paragraph-rsid="006744ce" style:font-size-asian="9.60000038146973pt" style:font-weight-asian="normal" style:font-size-complex="11pt" style:font-weight-complex="normal"/>
    </style:style>
    <style:style style:name="P6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86569" officeooo:paragraph-rsid="00686569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16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bc89f" officeooo:paragraph-rsid="006bc89f" style:font-size-asian="9.60000038146973pt" style:font-weight-asian="normal" style:font-size-complex="11pt" style:font-weight-complex="normal"/>
    </style:style>
    <style:style style:name="P7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dfd3d" officeooo:paragraph-rsid="006dfd3d" style:font-size-asian="9.60000038146973pt" style:font-weight-asian="normal" style:font-size-complex="11pt" style:font-weight-complex="normal"/>
    </style:style>
    <style:style style:name="P7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74269d" officeooo:paragraph-rsid="0074269d" style:font-size-asian="9.60000038146973pt" style:font-weight-asian="normal" style:font-size-complex="11pt" style:font-weight-complex="normal"/>
    </style:style>
    <style:style style:name="P73" style:family="paragraph" style:parent-style-name="Standard" style:list-style-name="L17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75b5a2" officeooo:paragraph-rsid="0075b5a2" style:font-size-asian="9.60000038146973pt" style:font-weight-asian="normal" style:font-size-complex="11pt" style:font-weight-complex="normal"/>
    </style:style>
    <style:style style:name="P74" style:family="paragraph" style:parent-style-name="Standard" style:list-style-name="L17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77a330" officeooo:paragraph-rsid="0077a330" style:font-size-asian="9.60000038146973pt" style:font-weight-asian="normal" style:font-size-complex="11pt" style:font-weight-complex="normal"/>
    </style:style>
    <style:style style:name="P7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7830f4" officeooo:paragraph-rsid="007830f4" style:font-size-asian="9.60000038146973pt" style:font-weight-asian="normal" style:font-size-complex="11pt" style:font-weight-complex="normal"/>
    </style:style>
    <style:style style:name="P76" style:family="paragraph" style:parent-style-name="Standard" style:list-style-name="L18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7ad54e" officeooo:paragraph-rsid="007ad54e" style:font-size-asian="9.60000038146973pt" style:font-weight-asian="normal" style:font-size-complex="11pt" style:font-weight-complex="normal"/>
    </style:style>
    <style:style style:name="P7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20258e" officeooo:paragraph-rsid="0020258e" style:font-size-asian="9.60000038146973pt" style:font-weight-asian="bold" style:font-size-complex="11pt" style:font-weight-complex="bold"/>
    </style:style>
    <style:style style:name="P7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376233" officeooo:paragraph-rsid="00376233" style:font-size-asian="9.60000038146973pt" style:font-weight-asian="bold" style:font-size-complex="11pt" style:font-weight-complex="bold"/>
    </style:style>
    <style:style style:name="P7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4c53e2" officeooo:paragraph-rsid="004c53e2" style:font-size-asian="9.60000038146973pt" style:font-weight-asian="bold" style:font-size-complex="11pt" style:font-weight-complex="bold"/>
    </style:style>
    <style:style style:name="P80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4fd17c" officeooo:paragraph-rsid="004fd17c" style:font-size-asian="9.60000038146973pt" style:font-weight-asian="bold" style:font-size-complex="11pt" style:font-weight-complex="bold"/>
    </style:style>
    <style:style style:name="P81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501e37" officeooo:paragraph-rsid="00501e37" style:font-size-asian="9.60000038146973pt" style:font-weight-asian="bold" style:font-size-complex="11pt" style:font-weight-complex="bold"/>
    </style:style>
    <style:style style:name="P8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527460" officeooo:paragraph-rsid="00527460" style:font-size-asian="9.60000038146973pt" style:font-weight-asian="bold" style:font-size-complex="11pt" style:font-weight-complex="bold"/>
    </style:style>
    <style:style style:name="P8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591b0c" officeooo:paragraph-rsid="00591b0c" style:font-size-asian="9.60000038146973pt" style:font-weight-asian="bold" style:font-size-complex="11pt" style:font-weight-complex="bold"/>
    </style:style>
    <style:style style:name="P8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605c27" officeooo:paragraph-rsid="00605c27" style:font-size-asian="9.60000038146973pt" style:font-weight-asian="bold" style:font-size-complex="11pt" style:font-weight-complex="bold"/>
    </style:style>
    <style:style style:name="P8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23e9c" officeooo:paragraph-rsid="004199fe" style:font-size-asian="9.60000038146973pt" style:font-weight-asian="bold" style:font-size-complex="11pt" style:font-weight-complex="bold"/>
    </style:style>
    <style:style style:name="P8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82077" officeooo:paragraph-rsid="004199fe" style:font-size-asian="9.60000038146973pt" style:font-weight-asian="bold" style:font-size-complex="11pt" style:font-weight-complex="bold"/>
    </style:style>
    <style:style style:name="P87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103e86e" officeooo:paragraph-rsid="0043546d" style:font-size-asian="9.60000038146973pt" style:font-weight-asian="bold" style:font-size-complex="11pt" style:font-weight-complex="bold"/>
    </style:style>
    <style:style style:name="P8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c53e2" officeooo:paragraph-rsid="004c53e2" style:font-size-asian="9.60000038146973pt" style:font-weight-asian="bold" style:font-size-complex="11pt" style:font-weight-complex="bold"/>
    </style:style>
    <style:style style:name="P8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e274d" officeooo:paragraph-rsid="004e274d" style:font-size-asian="9.60000038146973pt" style:font-weight-asian="bold" style:font-size-complex="11pt" style:font-weight-complex="bold"/>
    </style:style>
    <style:style style:name="P9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111111" style:font-name="Calibri" fo:font-size="11pt" style:text-underline-style="solid" style:text-underline-width="auto" style:text-underline-color="font-color" fo:font-weight="bold" officeooo:rsid="004e274d" officeooo:paragraph-rsid="004e274d" style:font-size-asian="9.60000038146973pt" style:font-weight-asian="bold" style:font-size-complex="11pt" style:font-weight-complex="bold"/>
    </style:style>
    <style:style style:name="P9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fd17c" officeooo:paragraph-rsid="004fd17c" style:font-size-asian="9.60000038146973pt" style:font-weight-asian="bold" style:font-size-complex="11pt" style:font-weight-complex="bold"/>
    </style:style>
    <style:style style:name="P9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fd17c" officeooo:paragraph-rsid="004fd17c" style:font-size-asian="9.60000038146973pt" style:font-weight-asian="bold" style:font-size-complex="11pt" style:font-weight-complex="bold"/>
    </style:style>
    <style:style style:name="P9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01e37" officeooo:paragraph-rsid="00501e37" style:font-size-asian="9.60000038146973pt" style:font-weight-asian="bold" style:font-size-complex="11pt" style:font-weight-complex="bold"/>
    </style:style>
    <style:style style:name="P94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01e37" officeooo:paragraph-rsid="00501e37" style:font-size-asian="9.60000038146973pt" style:font-weight-asian="bold" style:font-size-complex="11pt" style:font-weight-complex="bold"/>
    </style:style>
    <style:style style:name="P9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7adc6" officeooo:paragraph-rsid="0057adc6" style:font-size-asian="9.60000038146973pt" style:font-weight-asian="bold" style:font-size-complex="11pt" style:font-weight-complex="bold"/>
    </style:style>
    <style:style style:name="P9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91b0c" officeooo:paragraph-rsid="00591b0c" style:font-size-asian="9.60000038146973pt" style:font-weight-asian="bold" style:font-size-complex="11pt" style:font-weight-complex="bold"/>
    </style:style>
    <style:style style:name="P9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ae6b4" officeooo:paragraph-rsid="005ae6b4" style:font-size-asian="9.60000038146973pt" style:font-weight-asian="bold" style:font-size-complex="11pt" style:font-weight-complex="bold"/>
    </style:style>
    <style:style style:name="P9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bd60d" officeooo:paragraph-rsid="005bd60d" style:font-size-asian="9.60000038146973pt" style:font-weight-asian="bold" style:font-size-complex="11pt" style:font-weight-complex="bold"/>
    </style:style>
    <style:style style:name="P99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bd60d" officeooo:paragraph-rsid="005bd60d" style:font-size-asian="9.60000038146973pt" style:font-weight-asian="bold" style:font-size-complex="11pt" style:font-weight-complex="bold"/>
    </style:style>
    <style:style style:name="P100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d2c51" officeooo:paragraph-rsid="005d2c51" style:font-size-asian="9.60000038146973pt" style:font-weight-asian="bold" style:font-size-complex="11pt" style:font-weight-complex="bold"/>
    </style:style>
    <style:style style:name="P101" style:family="paragraph" style:parent-style-name="Standard" style:list-style-name="L10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normal" officeooo:rsid="0047a486" officeooo:paragraph-rsid="0047a486" style:font-size-asian="9.60000038146973pt" style:font-weight-asian="normal" style:font-size-complex="11pt" style:font-weight-complex="normal"/>
    </style:style>
    <style:style style:name="P102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2358e1" officeooo:paragraph-rsid="002358e1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3026a2" officeooo:paragraph-rsid="003026a2" style:font-size-asian="10pt" style:font-weight-asian="normal" style:font-size-complex="10pt" style:font-weight-complex="normal"/>
    </style:style>
    <style:style style:name="P104" style:family="paragraph" style:parent-style-name="Standard" style:list-style-name="L4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32e82f" officeooo:paragraph-rsid="0032e82f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32e82f" officeooo:paragraph-rsid="0032e82f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32e82f" officeooo:paragraph-rsid="0032e82f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3aabc4" officeooo:paragraph-rsid="003aabc4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3aabc4" officeooo:paragraph-rsid="003ecb84" style:font-size-asian="10pt" style:font-weight-asian="normal" style:font-size-complex="10pt" style:font-weight-complex="normal"/>
    </style:style>
    <style:style style:name="P109" style:family="paragraph" style:parent-style-name="Standard" style:list-style-name="L6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3afd41" officeooo:paragraph-rsid="003afd41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3afd41" officeooo:paragraph-rsid="003afd41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3afd41" officeooo:paragraph-rsid="003afd41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48a64d" officeooo:paragraph-rsid="0048a64d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64badd" officeooo:paragraph-rsid="0064badd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6744ce" officeooo:paragraph-rsid="006744ce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6bc89f" officeooo:paragraph-rsid="006bc89f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77a330" officeooo:paragraph-rsid="0077a330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7ad54e" officeooo:paragraph-rsid="007ad54e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text-underline-style="none"/>
    </style:style>
    <style:style style:name="P11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text-underline-style="none" officeooo:paragraph-rsid="004199fe"/>
    </style:style>
    <style:style style:name="P1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text-underline-style="none"/>
    </style:style>
    <style:style style:name="P1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text-underline-style="none" officeooo:paragraph-rsid="004199fe"/>
    </style:style>
    <style:style style:name="P1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text-underline-style="none" officeooo:paragraph-rsid="004e6dbd"/>
    </style:style>
    <style:style style:name="P12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text-underline-style="none" officeooo:rsid="0048a64d" officeooo:paragraph-rsid="0048a64d"/>
    </style:style>
    <style:style style:name="P12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font-name="Courier New1" fo:font-size="10pt" style:text-underline-style="none" style:font-size-asian="10pt"/>
    </style:style>
    <style:style style:name="P12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font-name="Courier New1" fo:font-size="10pt" style:text-underline-style="none" officeooo:paragraph-rsid="004199fe" style:font-size-asian="10pt"/>
    </style:style>
    <style:style style:name="P1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ourier New1" fo:font-size="10pt" style:text-underline-style="none" style:font-size-asian="10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ourier New1" fo:font-size="10pt" style:text-underline-style="none" officeooo:paragraph-rsid="004199fe" style:font-size-asian="10pt"/>
    </style:style>
    <style:style style:name="P1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ourier New1" fo:font-size="10pt" style:text-underline-style="none" officeooo:paragraph-rsid="005b28d7" style:font-size-asian="10pt"/>
    </style:style>
    <style:style style:name="P1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ourier New1" fo:font-size="10pt" style:text-underline-style="none" officeooo:rsid="005b28d7" officeooo:paragraph-rsid="005b28d7" style:font-size-asian="10pt"/>
    </style:style>
    <style:style style:name="P13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font-name="Courier New1" fo:font-size="10pt" fo:font-style="italic" style:text-underline-style="none" officeooo:paragraph-rsid="004199fe" style:font-size-asian="10pt" style:font-style-asian="italic"/>
    </style:style>
    <style:style style:name="P1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ourier New1" fo:font-size="10pt" style:font-size-asian="10pt"/>
    </style:style>
    <style:style style:name="P1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ourier New1" fo:font-size="10pt" officeooo:paragraph-rsid="004199fe" style:font-size-asian="10pt"/>
    </style:style>
    <style:style style:name="P13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font-name="Courier New1" fo:font-size="10pt" officeooo:paragraph-rsid="004199fe" style:font-size-asian="10pt"/>
    </style:style>
    <style:style style:name="P1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/>
    </style:style>
    <style:style style:name="P1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officeooo:paragraph-rsid="004199fe"/>
    </style:style>
    <style:style style:name="P13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/>
    </style:style>
    <style:style style:name="P13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officeooo:paragraph-rsid="004199fe"/>
    </style:style>
    <style:style style:name="P13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officeooo:rsid="00483433" officeooo:paragraph-rsid="00483433"/>
    </style:style>
    <style:style style:name="P139" style:family="paragraph" style:parent-style-name="Standard" style:list-style-name="L1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20258e" officeooo:paragraph-rsid="0020258e" style:font-size-asian="9.60000038146973pt" style:font-weight-asian="bold" style:font-size-complex="11pt" style:font-weight-complex="bold"/>
    </style:style>
    <style:style style:name="P140" style:family="paragraph" style:parent-style-name="Standard" style:list-style-name="L2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23000d" officeooo:paragraph-rsid="0023000d" style:font-size-asian="9.60000038146973pt" style:font-weight-asian="normal" style:font-size-complex="11pt" style:font-weight-complex="normal"/>
    </style:style>
    <style:style style:name="P141" style:family="paragraph" style:parent-style-name="Standard" style:list-style-name="L3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026a2" officeooo:paragraph-rsid="003026a2" style:font-size-asian="9.60000038146973pt" style:font-weight-asian="normal" style:font-size-complex="11pt" style:font-weight-complex="normal"/>
    </style:style>
    <style:style style:name="P142" style:family="paragraph" style:parent-style-name="Standard" style:list-style-name="L4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2e82f" officeooo:paragraph-rsid="0032e82f" style:font-size-asian="9.60000038146973pt" style:font-weight-asian="normal" style:font-size-complex="11pt" style:font-weight-complex="normal"/>
    </style:style>
    <style:style style:name="P143" style:family="paragraph" style:parent-style-name="Standard" style:list-style-name="L5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5011f" officeooo:paragraph-rsid="0035011f" style:font-size-asian="9.60000038146973pt" style:font-weight-asian="normal" style:font-size-complex="11pt" style:font-weight-complex="normal"/>
    </style:style>
    <style:style style:name="P144" style:family="paragraph" style:parent-style-name="Standard" style:list-style-name="L6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94f64" officeooo:paragraph-rsid="00394f64" style:font-size-asian="9.60000038146973pt" style:font-weight-asian="normal" style:font-size-complex="11pt" style:font-weight-complex="normal"/>
    </style:style>
    <style:style style:name="P145" style:family="paragraph" style:parent-style-name="Standard" style:list-style-name="L7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dd3d6" officeooo:paragraph-rsid="003dd3d6" style:font-size-asian="9.60000038146973pt" style:font-weight-asian="normal" style:font-size-complex="11pt" style:font-weight-complex="normal"/>
    </style:style>
    <style:style style:name="P146" style:family="paragraph" style:parent-style-name="Standard" style:list-style-name="L8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199fe" officeooo:paragraph-rsid="004199fe" style:font-size-asian="9.60000038146973pt" style:font-weight-asian="normal" style:font-size-complex="11pt" style:font-weight-complex="normal"/>
    </style:style>
    <style:style style:name="P147" style:family="paragraph" style:parent-style-name="Standard" style:list-style-name="L10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7a486" officeooo:paragraph-rsid="0047a486" style:font-size-asian="9.60000038146973pt" style:font-weight-asian="normal" style:font-size-complex="11pt" style:font-weight-complex="normal"/>
    </style:style>
    <style:style style:name="P148" style:family="paragraph" style:parent-style-name="Standard" style:list-style-name="L11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83433" officeooo:paragraph-rsid="00483433" style:font-size-asian="9.60000038146973pt" style:font-weight-asian="normal" style:font-size-complex="11pt" style:font-weight-complex="normal"/>
    </style:style>
    <style:style style:name="P149" style:family="paragraph" style:parent-style-name="Standard" style:list-style-name="L12" style:master-page-name="">
      <style:paragraph-properties fo:margin-left="0in" fo:margin-right="0in" fo:line-height="150%" fo:text-align="start" style:justify-single-word="false" fo:text-indent="0in" style:auto-text-indent="false" style:page-number="auto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officeooo:rsid="004a484e" officeooo:paragraph-rsid="004a484e" style:font-size-asian="9.60000038146973pt" style:font-size-complex="11pt"/>
    </style:style>
    <style:style style:name="P150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officeooo:rsid="004a484e" officeooo:paragraph-rsid="004a484e" style:font-size-asian="9.60000038146973pt" style:font-size-complex="11pt"/>
    </style:style>
    <style:style style:name="P151" style:family="paragraph" style:parent-style-name="Standard" style:list-style-name="L13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4bcae" officeooo:paragraph-rsid="0054bcae" style:font-size-asian="9.60000038146973pt" style:font-weight-asian="normal" style:font-size-complex="11pt" style:font-weight-complex="normal"/>
    </style:style>
    <style:style style:name="P152" style:family="paragraph" style:parent-style-name="Standard" style:list-style-name="L14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42703" officeooo:paragraph-rsid="00642703" style:font-size-asian="9.60000038146973pt" style:font-weight-asian="normal" style:font-size-complex="11pt" style:font-weight-complex="normal"/>
    </style:style>
    <style:style style:name="P153" style:family="paragraph" style:parent-style-name="Standard" style:list-style-name="L15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744ce" officeooo:paragraph-rsid="006744ce" style:font-size-asian="9.60000038146973pt" style:font-weight-asian="normal" style:font-size-complex="11pt" style:font-weight-complex="normal"/>
    </style:style>
    <style:style style:name="P154" style:family="paragraph" style:parent-style-name="Standard" style:list-style-name="L16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aaf47" officeooo:paragraph-rsid="006aaf47" style:font-size-asian="9.60000038146973pt" style:font-weight-asian="normal" style:font-size-complex="11pt" style:font-weight-complex="normal"/>
    </style:style>
    <style:style style:name="P155" style:family="paragraph" style:parent-style-name="Standard" style:list-style-name="L17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70dc76" officeooo:paragraph-rsid="0070dc76" style:font-size-asian="9.60000038146973pt" style:font-weight-asian="normal" style:font-size-complex="11pt" style:font-weight-complex="normal"/>
    </style:style>
    <style:style style:name="P156" style:family="paragraph" style:parent-style-name="Standard" style:list-style-name="L18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7a0019" officeooo:paragraph-rsid="007a0019" style:font-size-asian="9.60000038146973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officeooo:rsid="0051bd36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style:font-name="Courier New" fo:font-size="10pt" officeooo:rsid="003aabc4" style:font-size-asian="10pt" style:font-size-complex="10pt"/>
    </style:style>
    <style:style style:name="T5" style:family="text">
      <style:text-properties officeooo:rsid="00277888"/>
    </style:style>
    <style:style style:name="T6" style:family="text">
      <style:text-properties officeooo:rsid="0029f882"/>
    </style:style>
    <style:style style:name="T7" style:family="text">
      <style:text-properties officeooo:rsid="0036f07d"/>
    </style:style>
    <style:style style:name="T8" style:family="text">
      <style:text-properties officeooo:rsid="003ecb84"/>
    </style:style>
    <style:style style:name="T9" style:family="text">
      <style:text-properties fo:color="#008080" style:font-name="Courier New1" fo:font-size="10pt" style:font-size-asian="10pt"/>
    </style:style>
    <style:style style:name="T10" style:family="text">
      <style:text-properties fo:color="#008080" style:font-name="Courier New1" fo:font-size="10pt" officeooo:rsid="004fd17c" style:font-size-asian="10pt"/>
    </style:style>
    <style:style style:name="T11" style:family="text">
      <style:text-properties fo:color="#3f7f7f" style:font-name="Courier New1" fo:font-size="10pt" style:font-size-asian="10pt"/>
    </style:style>
    <style:style style:name="T12" style:family="text">
      <style:text-properties style:font-name="Courier New1" fo:font-size="10pt" style:font-size-asian="10pt"/>
    </style:style>
    <style:style style:name="T13" style:family="text">
      <style:text-properties style:font-name="Courier New1" fo:font-size="10pt" officeooo:rsid="00f41726" style:font-size-asian="10pt"/>
    </style:style>
    <style:style style:name="T14" style:family="text">
      <style:text-properties style:font-name="Courier New1" fo:font-size="10pt" officeooo:rsid="004fd17c" style:font-size-asian="10pt"/>
    </style:style>
    <style:style style:name="T15" style:family="text">
      <style:text-properties style:font-name="Courier New1" fo:font-size="10pt" officeooo:rsid="005b28d7" style:font-size-asian="10pt"/>
    </style:style>
    <style:style style:name="T16" style:family="text">
      <style:text-properties style:font-name="Courier New1" fo:font-size="10pt" fo:font-style="italic" style:font-size-asian="10pt" style:font-style-asian="italic"/>
    </style:style>
    <style:style style:name="T17" style:family="text">
      <style:text-properties style:font-name="Courier New1" fo:font-size="10pt" fo:font-style="italic" officeooo:rsid="004e6dbd" style:font-size-asian="10pt" style:font-style-asian="italic"/>
    </style:style>
    <style:style style:name="T18" style:family="text">
      <style:text-properties style:font-name="Courier New1" fo:font-size="10pt" fo:font-weight="bold" style:font-size-asian="10pt" style:font-weight-asian="bold"/>
    </style:style>
    <style:style style:name="T19" style:family="text">
      <style:text-properties fo:color="#7f007f" style:font-name="Courier New1" fo:font-size="10pt" style:font-size-asian="10pt"/>
    </style:style>
    <style:style style:name="T20" style:family="text">
      <style:text-properties fo:color="#000000" style:font-name="Courier New1" fo:font-size="10pt" style:font-size-asian="10pt"/>
    </style:style>
    <style:style style:name="T21" style:family="text">
      <style:text-properties fo:color="#000000" style:font-name="Courier New1" fo:font-size="10pt" officeooo:rsid="005b28d7" style:font-size-asian="10pt"/>
    </style:style>
    <style:style style:name="T22" style:family="text">
      <style:text-properties fo:color="#2a00ff" style:font-name="Courier New1" fo:font-size="10pt" fo:font-style="italic" style:font-size-asian="10pt" style:font-style-asian="italic"/>
    </style:style>
    <style:style style:name="T23" style:family="text">
      <style:text-properties fo:color="#2a00ff" style:font-name="Courier New1" fo:font-size="10pt" fo:font-style="italic" officeooo:rsid="004e6dbd" style:font-size-asian="10pt" style:font-style-asian="italic"/>
    </style:style>
    <style:style style:name="T24" style:family="text">
      <style:text-properties fo:color="#2a00ff" style:font-name="Courier New1" fo:font-size="10pt" style:font-size-asian="10pt"/>
    </style:style>
    <style:style style:name="T25" style:family="text">
      <style:text-properties fo:color="#2a00ff" style:font-name="Courier New1" fo:font-size="10pt" officeooo:rsid="00f41726" style:font-size-asian="10pt"/>
    </style:style>
    <style:style style:name="T26" style:family="text">
      <style:text-properties fo:color="#7f0055" style:font-name="Courier New1" fo:font-size="10pt" style:font-size-asian="10pt"/>
    </style:style>
    <style:style style:name="T27" style:family="text">
      <style:text-properties fo:color="#7f0055" style:font-name="Courier New1" fo:font-size="10pt" fo:font-weight="bold" style:font-size-asian="10pt" style:font-weight-asian="bold"/>
    </style:style>
    <style:style style:name="T28" style:family="text">
      <style:text-properties fo:color="#646464" style:font-name="Courier New1" fo:font-size="10pt" style:font-size-asian="10pt"/>
    </style:style>
    <style:style style:name="T29" style:family="text">
      <style:text-properties fo:color="#0000c0" style:font-name="Courier New1" fo:font-size="10pt" style:font-size-asian="10pt"/>
    </style:style>
    <style:style style:name="T30" style:family="text">
      <style:text-properties fo:color="#6a3e3e" style:font-name="Courier New1" fo:font-size="10pt" style:font-size-asian="10pt"/>
    </style:style>
    <style:style style:name="T31" style:family="text">
      <style:text-properties fo:color="#808080" style:font-name="Courier New1" fo:font-size="10pt" style:font-size-asian="10pt"/>
    </style:style>
    <style:style style:name="T32" style:family="text">
      <style:text-properties fo:color="#3f7f5f" style:font-name="Courier New1" fo:font-size="10pt" style:font-size-asian="10pt"/>
    </style:style>
    <style:style style:name="T33" style:family="text">
      <style:text-properties style:font-name="Calibri" fo:font-size="11pt" style:text-underline-style="solid" style:text-underline-width="auto" style:text-underline-color="font-color" fo:font-weight="normal" style:font-size-asian="9.60000038146973pt" style:font-weight-asian="normal" style:font-size-complex="11pt" style:font-weight-complex="normal"/>
    </style:style>
    <style:style style:name="T34" style:family="text">
      <style:text-properties style:font-name="Calibri" fo:font-size="11pt" style:text-underline-style="none" fo:font-weight="normal" style:font-size-asian="9.60000038146973pt" style:font-weight-asian="normal" style:font-size-complex="11pt" style:font-weight-complex="normal"/>
    </style:style>
    <style:style style:name="T35" style:family="text">
      <style:text-properties officeooo:rsid="0071a4aa"/>
    </style:style>
    <style:style style:name="T36" style:family="text">
      <style:text-properties officeooo:rsid="007ad54e"/>
    </style:style>
    <style:style style:name="T37" style:family="text">
      <style:text-properties officeooo:rsid="007c02e6"/>
    </style:style>
    <style:style style:name="T38" style:family="text">
      <style:text-properties officeooo:rsid="007cf293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6035in" fo:text-indent="-0.25in" fo:margin-left="0.603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35in" fo:text-indent="-0.25in" fo:margin-left="0.85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035in" fo:text-indent="-0.25in" fo:margin-left="1.10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35in" fo:text-indent="-0.25in" fo:margin-left="1.35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035in" fo:text-indent="-0.25in" fo:margin-left="1.60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35in" fo:text-indent="-0.25in" fo:margin-left="1.85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35in" fo:text-indent="-0.25in" fo:margin-left="2.10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35in" fo:text-indent="-0.25in" fo:margin-left="2.35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035in" fo:text-indent="-0.25in" fo:margin-left="2.60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35in" fo:text-indent="-0.25in" fo:margin-left="2.8535in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3 Navigation</text:p>
      <text:p text:style-name="P2"/>
      <text:list xml:id="list8082675322258507657" text:style-name="L1">
        <text:list-header>
          <text:p text:style-name="P139">1.<text:tab/><text:span text:style-name="T1">Introduction</text:span></text:p>
        </text:list-header>
        <text:list-item>
          <text:p text:style-name="P29">Navigation Handler is reponsible for selecting the next JSF page.</text:p>
        </text:list-item>
      </text:list>
      <text:p text:style-name="P30"/>
      <text:p text:style-name="P77">2.<text:tab/><text:span text:style-name="T1">Types of Navigation</text:span></text:p>
      <text:list xml:id="list93940677193266" text:continue-numbering="true" text:style-name="L1">
        <text:list-header>
          <text:p text:style-name="P29">There are two types of Navigation</text:p>
        </text:list-header>
      </text:list>
      <text:p text:style-name="P30">I.<text:tab/><text:span text:style-name="T1">Static Navigation</text:span></text:p>
      <text:list xml:id="list2375343224233871926" text:style-name="L2">
        <text:list-item>
          <text:p text:style-name="P140">In a simple web application navigation is static. That is, clicking a particular button always selects a fixed JSF page for response.</text:p>
        </text:list-item>
        <text:list-item>
          <text:p text:style-name="P31">Static navigation is achieved through '<text:span text:style-name="T3">action</text:span>' attribute provided to each button or link.</text:p>
          <text:p text:style-name="P102">&lt;h:commandButton value=”Login” action=”welcome”/&gt;</text:p>
        </text:list-item>
        <text:list-item>
          <text:p text:style-name="P32">The value of action is called 'outcome'. This outcome will be mapped to view-IDs. If they are not mapped then outcome are transformed into view-IDs using following steps</text:p>
          <text:p text:style-name="P32">a.<text:tab/><text:span text:style-name="T5">If outcome don’t have any extension then extension of current view will be appended. </text:span></text:p>
          <text:p text:style-name="P33">b.<text:tab/><text:span text:style-name="T6">If outcome doesn't start with '/' then path of the current view will be prepended.</text:span></text:p>
          <text:p text:style-name="P34">Ex. In /index.xhtml, the outcome is 'welcome' and it yields the target view-ID '/welcome.xhtml'.</text:p>
          <text:p text:style-name="P35">Note: Since JSF 2.0 mapping of the view-ID is optional. Prior to JSF 2.0 one had to specify explicit navigation rules for every outcome.</text:p>
        </text:list-item>
      </text:list>
      <text:p text:style-name="P36"/>
      <text:p text:style-name="P37">ii.<text:tab/><text:span text:style-name="T1">Dynamic Navigation</text:span></text:p>
      <text:list xml:id="list8140880299927478365" text:style-name="L3">
        <text:list-item>
          <text:p text:style-name="P141">To implement dynamic navigation, the '<text:span text:style-name="T3">action</text:span>' attribute must have a method expression.</text:p>
        </text:list-item>
      </text:list>
      <text:p text:style-name="P38">Ex:</text:p>
      <text:p text:style-name="P103">&lt;h:commandButton value=”Login” action=#{loginController.verifyUser}/&gt;</text:p>
      <text:p text:style-name="P40">Here <text:span text:style-name="T3">LoginController</text:span> references a bean class and it must have a method 'verifyUser'.</text:p>
      <text:list xml:id="list3806356894800317432" text:style-name="L4">
        <text:list-item>
          <text:p text:style-name="P142">Here is a example of action method</text:p>
          <text:p text:style-name="P104">String verifyUser()</text:p>
        </text:list-item>
      </text:list>
      <text:p text:style-name="P105">{</text:p>
      <text:p text:style-name="P105">if(...)</text:p>
      <text:p text:style-name="P105">return “success”;</text:p>
      <text:p text:style-name="P105">else</text:p>
      <text:p text:style-name="P105">return “failure”;</text:p>
      <text:p text:style-name="P106">}</text:p>
      <text:p text:style-name="P41">Depends on outcome success or failure next view will be determined.</text:p>
      <text:p text:style-name="P41">Note: Action method may return null to indicate current view should be redisplayed.</text:p>
      <text:list xml:id="list3168160934031031219" text:style-name="L5">
        <text:list-item>
          <text:p text:style-name="P143">When '<text:span text:style-name="T3">action</text:span>' is a method expression then <text:span text:style-name="T7">following steps are carried out</text:span></text:p>
          <text:p text:style-name="P42">i.<text:tab/>The specified bean is retrieved.</text:p>
          <text:p text:style-name="P42">ii.<text:tab/>The reference method is called and a String is returned.</text:p>
          <text:p text:style-name="P42">iii.<text:tab/>The outcome string is transformed into view-ID.</text:p>
          <text:p text:style-name="P42">iv.<text:tab/>The page corresponding to view-ID is displayed.</text:p>
        </text:list-item>
      </text:list>
      <text:p text:style-name="P43"><text:soft-page-break/></text:p>
      <text:p text:style-name="P78">3.<text:tab/><text:span text:style-name="T1">Mapping outcomes to view-IDs</text:span></text:p>
      <text:list xml:id="list3473262772427368727" text:style-name="L6">
        <text:list-item>
          <text:p text:style-name="P144">JSF provides mechanism for mapping logical outcome of methods to actual web pages.</text:p>
        </text:list-item>
        <text:list-item>
          <text:p text:style-name="P44">It is achieved by adding <text:span text:style-name="T3">navigation-rule</text:span> entries into <text:span text:style-name="T3">faces-config.xml</text:span>.</text:p>
        </text:list-item>
      </text:list>
      <text:p text:style-name="P45">Ex </text:p>
      <text:p text:style-name="P107">&lt;navigation-rule&gt;</text:p>
      <text:p text:style-name="P107"><text:tab/>&lt;from-view-id&gt;/index.xhtml&lt;/from-view-id&gt;</text:p>
      <text:p text:style-name="P107"><text:tab/><text:tab/>&lt;navigation-case&gt;</text:p>
      <text:p text:style-name="P107"><text:tab/><text:tab/><text:tab/>&lt;from-outcome&gt;success&lt;/from-outcome&gt;</text:p>
      <text:p text:style-name="P107"><text:tab/><text:tab/><text:tab/>&lt;to-view-id&gt;/welcome.xhtml&lt;/to-view-id&gt;</text:p>
      <text:p text:style-name="P107"><text:tab/><text:tab/>&lt;/navigation-case&gt;</text:p>
      <text:p text:style-name="P107">&lt;/navigation-rule&gt;</text:p>
      <text:p text:style-name="P28"/>
      <text:list xml:id="list93940693164886" text:continue-numbering="true" text:style-name="L6">
        <text:list-item>
          <text:p text:style-name="P46">If one has action method 'logout' the application pages(i.e. many pages have logout button) then one can have all these buttons navigate to the loggedOut.xhtml page as shown below</text:p>
          <text:p text:style-name="P109">&lt;navigation-rule&gt;</text:p>
        </text:list-item>
      </text:list>
      <text:p text:style-name="P110"><text:tab/>&lt;navigation-case&gt;</text:p>
      <text:p text:style-name="P110"><text:tab/>&lt;from-outcome&gt;logout&lt;/from-outcome&gt;</text:p>
      <text:p text:style-name="P110"><text:tab/>&lt;to-view-id&gt;/loggedOut.xhtml&lt;/to-view-id&gt;</text:p>
      <text:p text:style-name="P110"><text:tab/>&lt;/navigation-case&gt;</text:p>
      <text:p text:style-name="P111">&lt;/navigation-rule&gt;</text:p>
      <text:p text:style-name="P47">The above rule applies to all the pages because no <text:s/><text:span text:style-name="T4">&lt;from-view-id&gt;</text:span> tag is present.</text:p>
      <text:list xml:id="list4129148992618275169" text:style-name="L7">
        <text:list-item>
          <text:p text:style-name="P145">One can merge navigation rules with same <text:span text:style-name="T3">&lt;from-vieww-id&gt;</text:span> as shown below</text:p>
        </text:list-item>
      </text:list>
      <text:p text:style-name="P108">&lt;navigation-rule&gt;</text:p>
      <text:p text:style-name="P108"><text:tab/>&lt;from-view-id&gt;/index.xhtml&lt;/from-view-id&gt;</text:p>
      <text:p text:style-name="P108"><text:tab/><text:tab/>&lt;navigation-case&gt;</text:p>
      <text:p text:style-name="P108"><text:tab/><text:tab/><text:tab/>&lt;from-outcome&gt;success&lt;/from-outcome&gt;</text:p>
      <text:p text:style-name="P108"><text:tab/><text:tab/><text:tab/>&lt;to-view-id&gt;/welcome.xhtml&lt;/to-view-id&gt;</text:p>
      <text:p text:style-name="P108"><text:tab/><text:tab/>&lt;/navigation-case&gt;</text:p>
      <text:p text:style-name="P108"><text:tab/><text:tab/>&lt;navigation-case&gt;</text:p>
      <text:p text:style-name="P108"><text:tab/><text:tab/><text:tab/>&lt;from-outcome&gt;<text:span text:style-name="T8">failure</text:span>&lt;/from-outcome&gt;</text:p>
      <text:p text:style-name="P108"><text:tab/><text:tab/><text:tab/>&lt;to-view-id&gt;/<text:span text:style-name="T8">newUser</text:span>.xhtml&lt;/to-view-id&gt;</text:p>
      <text:p text:style-name="P108"><text:tab/><text:tab/>&lt;/navigation-case&gt;</text:p>
      <text:p text:style-name="P108">&lt;/navigation-rule&gt;</text:p>
      <text:p text:style-name="P38"/>
      <text:list xml:id="list900118879717693411" text:style-name="L8">
        <text:list-item>
          <text:p text:style-name="P146">Ex</text:p>
        </text:list-item>
      </text:list>
      <text:list xml:id="list1064323501318161174" text:style-name="L9">
        <text:list-header>
          <text:p text:style-name="P48">Lets create ActionMethodCheck directory as shown below</text:p>
          <text:p text:style-name="P48"><draw:frame draw:style-name="fr1" draw:name="Image21" text:anchor-type="paragraph" svg:width="2.3862in" svg:height="2.8134in" draw:z-index="0"><draw:image xlink:href="Pictures/20000009000017AC00001BE9AAAECD98.svm" xlink:type="simple" xlink:show="embed" xlink:actuate="onLoad"/></draw:frame></text:p>
        </text:list-header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85"><text:soft-page-break/>web.xml</text:p>
      <text:p text:style-name="P50"><text:span text:style-name="T12">&lt;?xml version=</text:span><text:span text:style-name="T16">"1.0"</text:span><text:span text:style-name="T12"> encoding=</text:span><text:span text:style-name="T16">"UTF-8"</text:span><text:span text:style-name="T12">?&gt;</text:span></text:p>
      <text:p text:style-name="P119"><text:span text:style-name="T12">&lt;web-app version=</text:span><text:span text:style-name="T16">"3.1"</text:span><text:span text:style-name="T12"> xmlns=</text:span><text:span text:style-name="T16">"http://xmlns.jcp.org/xml/ns/javaee"</text:span><text:span text:style-name="T12"> xmlns:xsi=</text:span><text:span text:style-name="T16">"http://www.w3.org/2001/XMLSchema-instance"</text:span><text:span text:style-name="T12"> xsi:schemaLocation=</text:span><text:span text:style-name="T16">"http://xmlns.jcp.org/xml/ns/javaee http://xmlns.jcp.org/xml/ns/javaee/web-app_3_1.xsd"</text:span><text:span text:style-name="T12">&gt;</text:span></text:p>
      <text:p text:style-name="P119"><text:span text:style-name="T12"><text:s text:c="4"/>&lt;context-param&gt;</text:span></text:p>
      <text:p text:style-name="P119"><text:span text:style-name="T12"><text:s text:c="8"/>&lt;param-name&gt;javax.faces.PROJECT_STAGE&lt;/param-name&gt;</text:span></text:p>
      <text:p text:style-name="P119"><text:span text:style-name="T12"><text:s text:c="8"/>&lt;param-value&gt;Development&lt;/param-value&gt;</text:span></text:p>
      <text:p text:style-name="P119"><text:span text:style-name="T12"><text:s text:c="4"/>&lt;/context-param&gt;</text:span></text:p>
      <text:p text:style-name="P119"><text:span text:style-name="T12"><text:s text:c="4"/>&lt;servlet&gt;</text:span></text:p>
      <text:p text:style-name="P119"><text:span text:style-name="T12"><text:s text:c="8"/>&lt;servlet-name&gt;Faces Servlet&lt;/servlet-name&gt;</text:span></text:p>
      <text:p text:style-name="P119"><text:span text:style-name="T12"><text:s text:c="8"/>&lt;servlet-class&gt;javax.faces.webapp.FacesServlet&lt;/servlet-class&gt;</text:span></text:p>
      <text:p text:style-name="P119"><text:span text:style-name="T12"><text:s text:c="8"/>&lt;load-on-startup&gt;1&lt;/load-on-startup&gt;</text:span></text:p>
      <text:p text:style-name="P119"><text:span text:style-name="T12"><text:s text:c="4"/>&lt;/servlet&gt;</text:span></text:p>
      <text:p text:style-name="P119"><text:span text:style-name="T12"><text:s text:c="4"/>&lt;servlet-mapping&gt;</text:span></text:p>
      <text:p text:style-name="P119"><text:span text:style-name="T12"><text:s text:c="8"/>&lt;servlet-name&gt;Faces Servlet&lt;/servlet-name&gt;</text:span></text:p>
      <text:p text:style-name="P119"><text:span text:style-name="T12"><text:s text:c="8"/>&lt;url-pattern&gt;/faces/*&lt;/url-pattern&gt;</text:span></text:p>
      <text:p text:style-name="P119"><text:span text:style-name="T12"><text:s text:c="4"/>&lt;/servlet-mapping&gt;</text:span></text:p>
      <text:p text:style-name="P119"><text:span text:style-name="T12"><text:s text:c="4"/>&lt;session-config&gt;</text:span></text:p>
      <text:p text:style-name="P119"><text:span text:style-name="T12"><text:s text:c="8"/>&lt;session-timeout&gt;</text:span></text:p>
      <text:p text:style-name="P125"><text:s text:c="12"/>30</text:p>
      <text:p text:style-name="P119"><text:span text:style-name="T12"><text:s text:c="8"/>&lt;/session-timeout&gt;</text:span></text:p>
      <text:p text:style-name="P119"><text:span text:style-name="T12"><text:s text:c="4"/>&lt;/session-config&gt;</text:span></text:p>
      <text:p text:style-name="P119"><text:span text:style-name="T12"><text:s text:c="4"/>&lt;welcome-file-list&gt;</text:span></text:p>
      <text:p text:style-name="P119"><text:span text:style-name="T12"><text:s text:c="8"/>&lt;welcome-file&gt;faces/login.xhtml&lt;/welcome-file&gt;</text:span></text:p>
      <text:p text:style-name="P119"><text:span text:style-name="T12"><text:s text:c="4"/>&lt;/welcome-file-list&gt;</text:span></text:p>
      <text:p text:style-name="P119"><text:span text:style-name="T12">&lt;/web-app&gt;</text:span></text:p>
      <text:p text:style-name="P51"/>
      <text:p text:style-name="P3">faces-config.xml</text:p>
      <text:p text:style-name="P16"><text:span text:style-name="T12">&lt;?xml version=</text:span><text:span text:style-name="T16">"1.0"</text:span><text:span text:style-name="T12">?&gt;</text:span></text:p>
      <text:p text:style-name="P119"><text:span text:style-name="T12">&lt;faces-config xmlns=</text:span><text:span text:style-name="T16">"http://java.sun.com/xml/ns/javaee"</text:span><text:span text:style-name="T12"> </text:span></text:p>
      <text:p text:style-name="P119"><text:span text:style-name="T12"><text:s text:c="3"/>xmlns:xsi=</text:span><text:span text:style-name="T16">"http://www.w3.org/2001/XMLSchema-instance"</text:span></text:p>
      <text:p text:style-name="P119"><text:span text:style-name="T12"><text:s text:c="3"/>xsi:schemaLocation=</text:span><text:span text:style-name="T16">"http://java.sun.com/xml/ns/javaee </text:span></text:p>
      <text:p text:style-name="P130"><text:s text:c="6"/>http://java.sun.com/xml/ns/javaee/web-facesconfig_2_0.xsd"</text:p>
      <text:p text:style-name="P119"><text:span text:style-name="T12"><text:s text:c="3"/>version=</text:span><text:span text:style-name="T16">"2.0"</text:span><text:span text:style-name="T12">&gt;</text:span></text:p>
      <text:p text:style-name="P119"><text:span text:style-name="T12"><text:s text:c="3"/>&lt;navigation-rule&gt;</text:span></text:p>
      <text:p text:style-name="P119"><text:span text:style-name="T12"><text:s text:c="6"/>&lt;navigation-case&gt;</text:span></text:p>
      <text:p text:style-name="P119"><text:span text:style-name="T12"><text:s text:c="9"/>&lt;from-outcome&gt;response1&lt;/from-outcome&gt;</text:span></text:p>
      <text:p text:style-name="P119"><text:span text:style-name="T12"><text:s text:c="9"/>&lt;to-view-id&gt;/home.xhtml&lt;/to-view-id&gt;</text:span></text:p>
      <text:p text:style-name="P119"><text:span text:style-name="T12"><text:s text:c="6"/>&lt;/navigation-case&gt;</text:span></text:p>
      <text:p text:style-name="P119"><text:span text:style-name="T12"><text:s text:c="3"/>&lt;/navigation-rule&gt;</text:span></text:p>
      <text:p text:style-name="P119"><text:span text:style-name="T12"><text:s text:c="4"/>&lt;navigation-rule&gt;</text:span></text:p>
      <text:p text:style-name="P119"><text:span text:style-name="T12"><text:s text:c="6"/>&lt;navigation-case&gt;</text:span></text:p>
      <text:p text:style-name="P119"><text:span text:style-name="T12"><text:s text:c="9"/>&lt;from-outcome&gt;response2&lt;/from-outcome&gt;</text:span></text:p>
      <text:p text:style-name="P119"><text:span text:style-name="T12"><text:s text:c="9"/>&lt;to-view-id&gt;/nonmember.xhtml&lt;/to-view-id&gt;</text:span></text:p>
      <text:p text:style-name="P119"><text:span text:style-name="T12"><text:s text:c="6"/>&lt;/navigation-case&gt;</text:span></text:p>
      <text:p text:style-name="P119"><text:span text:style-name="T12"><text:s text:c="3"/>&lt;/navigation-rule&gt;</text:span></text:p>
      <text:p text:style-name="P119"><text:span text:style-name="T12">&lt;/faces-config&gt;</text:span></text:p>
      <text:p text:style-name="P3"/>
      <text:p text:style-name="P4">EmployeeBean.java</text:p>
      <text:p text:style-name="P17"><text:span text:style-name="T12">package act;</text:span></text:p>
      <text:p text:style-name="P127"/>
      <text:p text:style-name="P121"><text:span text:style-name="T18">import</text:span><text:span text:style-name="T12"> javax.faces.bean.ManagedBean;</text:span></text:p>
      <text:p text:style-name="P121"><text:span text:style-name="T18">import</text:span><text:span text:style-name="T12"> javax.faces.bean.SessionScoped;</text:span></text:p>
      <text:p text:style-name="P127"/>
      <text:p text:style-name="P121"><text:span text:style-name="T12">@ManagedBean(name="empbean")</text:span></text:p>
      <text:p text:style-name="P121"><text:span text:style-name="T12">@SessionScoped</text:span></text:p>
      <text:p text:style-name="P132"><text:s text:c="8"/></text:p>
      <text:p text:style-name="P135"><text:span text:style-name="T18">public</text:span><text:span text:style-name="T12"> </text:span><text:span text:style-name="T18">class</text:span><text:span text:style-name="T12"> EmployeeBean {</text:span></text:p>
      <text:p text:style-name="P132"/>
      <text:p text:style-name="P135"><text:soft-page-break/><text:span text:style-name="T12"><text:s text:c="4"/></text:span><text:span text:style-name="T18">public</text:span><text:span text:style-name="T12"> EmployeeBean() {</text:span></text:p>
      <text:p text:style-name="P132"><text:s text:c="4"/>}</text:p>
      <text:p text:style-name="P132"><text:s text:c="4"/></text:p>
      <text:p text:style-name="P135"><text:span text:style-name="T12"><text:s text:c="4"/>String name;</text:span></text:p>
      <text:p text:style-name="P135"><text:span text:style-name="T12"><text:s text:c="4"/></text:span><text:span text:style-name="T18">int</text:span><text:span text:style-name="T12"> empid;</text:span></text:p>
      <text:p text:style-name="P135"><text:span text:style-name="T12"><text:s text:c="4"/></text:span><text:span text:style-name="T18">int</text:span><text:span text:style-name="T12"> [] empids = {111,222,333,444,555};</text:span></text:p>
      <text:p text:style-name="P132"/>
      <text:p text:style-name="P135"><text:span text:style-name="T12"><text:s text:c="4"/></text:span><text:span text:style-name="T18">public</text:span><text:span text:style-name="T12"> String getName() {</text:span></text:p>
      <text:p text:style-name="P135"><text:span text:style-name="T12"><text:s text:c="8"/></text:span><text:span text:style-name="T18">return</text:span><text:span text:style-name="T12"> name;</text:span></text:p>
      <text:p text:style-name="P132"><text:s text:c="4"/>}</text:p>
      <text:p text:style-name="P132"/>
      <text:p text:style-name="P135"><text:span text:style-name="T12"><text:s text:c="4"/></text:span><text:span text:style-name="T18">public</text:span><text:span text:style-name="T12"> </text:span><text:span text:style-name="T18">void</text:span><text:span text:style-name="T12"> setName(String name) {</text:span></text:p>
      <text:p text:style-name="P135"><text:span text:style-name="T12"><text:s text:c="8"/></text:span><text:span text:style-name="T18">this</text:span><text:span text:style-name="T12">.name = name;</text:span></text:p>
      <text:p text:style-name="P132"><text:s text:c="4"/>}</text:p>
      <text:p text:style-name="P132"/>
      <text:p text:style-name="P135"><text:span text:style-name="T12"><text:s text:c="4"/></text:span><text:span text:style-name="T18">public</text:span><text:span text:style-name="T12"> </text:span><text:span text:style-name="T18">int</text:span><text:span text:style-name="T12"> getEmpid() {</text:span></text:p>
      <text:p text:style-name="P135"><text:span text:style-name="T12"><text:s text:c="8"/></text:span><text:span text:style-name="T18">return</text:span><text:span text:style-name="T12"> empid;</text:span></text:p>
      <text:p text:style-name="P132"><text:s text:c="4"/>}</text:p>
      <text:p text:style-name="P132"/>
      <text:p text:style-name="P135"><text:span text:style-name="T12"><text:s text:c="4"/></text:span><text:span text:style-name="T18">public</text:span><text:span text:style-name="T12"> </text:span><text:span text:style-name="T18">void</text:span><text:span text:style-name="T12"> setEmpid(</text:span><text:span text:style-name="T18">int</text:span><text:span text:style-name="T12"> empid) {</text:span></text:p>
      <text:p text:style-name="P135"><text:span text:style-name="T12"><text:s text:c="8"/></text:span><text:span text:style-name="T18">this</text:span><text:span text:style-name="T12">.empid = empid;</text:span></text:p>
      <text:p text:style-name="P132"><text:s text:c="4"/>}</text:p>
      <text:p text:style-name="P132"><text:s text:c="4"/></text:p>
      <text:p text:style-name="P135"><text:span text:style-name="T12"><text:s text:c="4"/></text:span><text:span text:style-name="T18">public</text:span><text:span text:style-name="T12"> String valEmpId()</text:span></text:p>
      <text:p text:style-name="P132"><text:s text:c="4"/>{</text:p>
      <text:p text:style-name="P135"><text:span text:style-name="T12"><text:s text:c="8"/></text:span><text:span text:style-name="T18">for</text:span><text:span text:style-name="T12">(</text:span><text:span text:style-name="T18">int</text:span><text:span text:style-name="T12"> i=0;i&lt;empids.length;i++)</text:span></text:p>
      <text:p text:style-name="P132"><text:s text:c="8"/>{</text:p>
      <text:p text:style-name="P135"><text:span text:style-name="T12"><text:s text:c="11"/></text:span><text:span text:style-name="T18">while</text:span><text:span text:style-name="T12">(empid==empids[i])</text:span></text:p>
      <text:p text:style-name="P132"><text:s text:c="11"/>{</text:p>
      <text:p text:style-name="P132"><text:s text:c="13"/></text:p>
      <text:p text:style-name="P135"><text:span text:style-name="T12"><text:s text:c="15"/></text:span><text:span text:style-name="T18">return</text:span><text:span text:style-name="T12"> "</text:span><text:span text:style-name="T13">home</text:span><text:span text:style-name="T12">";</text:span></text:p>
      <text:p text:style-name="P132"><text:s text:c="11"/>}</text:p>
      <text:p text:style-name="P132"><text:s text:c="8"/>}</text:p>
      <text:p text:style-name="P135"><text:span text:style-name="T12"><text:s text:c="8"/></text:span><text:span text:style-name="T18">return</text:span><text:span text:style-name="T12"> "</text:span><text:span text:style-name="T13">nonmember</text:span><text:span text:style-name="T12">";</text:span></text:p>
      <text:p text:style-name="P132"><text:s text:c="4"/>}</text:p>
      <text:p text:style-name="P132">}</text:p>
      <text:p text:style-name="P132"/>
      <text:p text:style-name="P5">login.xhtml</text:p>
      <text:p text:style-name="P18"><text:span text:style-name="T12">&lt;?xml version=</text:span><text:span text:style-name="T16">'1.0'</text:span><text:span text:style-name="T12"> encoding=</text:span><text:span text:style-name="T16">'UTF-8'</text:span><text:span text:style-name="T12"> ?&gt;</text:span></text:p>
      <text:p text:style-name="P119"><text:span text:style-name="T12">&lt;!DOCTYPE html PUBLIC "-//W3C//DTD XHTML 1.0 Transitional//EN" "http://www.w3.org/TR/xhtml1/DTD/xhtml1-transitional.dtd"&gt;</text:span></text:p>
      <text:p text:style-name="P119"><text:span text:style-name="T12">&lt;html xmlns=</text:span><text:span text:style-name="T16">"http://www.w3.org/1999/xhtml"</text:span></text:p>
      <text:p text:style-name="P119"><text:span text:style-name="T12"><text:s text:c="6"/>xmlns:h=</text:span><text:span text:style-name="T16">"http://xmlns.jcp.org/jsf/html"</text:span><text:span text:style-name="T12">&gt;</text:span></text:p>
      <text:p text:style-name="P119"><text:span text:style-name="T12"><text:s text:c="4"/>&lt;h:head&gt;</text:span></text:p>
      <text:p text:style-name="P119"><text:span text:style-name="T12"><text:s text:c="8"/>&lt;title&gt;Login Page&lt;/title&gt;</text:span></text:p>
      <text:p text:style-name="P119"><text:span text:style-name="T12"><text:s text:c="4"/>&lt;/h:head&gt;</text:span></text:p>
      <text:p text:style-name="P119"><text:span text:style-name="T12"><text:s text:c="4"/>&lt;h:body&gt;</text:span></text:p>
      <text:p text:style-name="P119"><text:span text:style-name="T12"><text:s text:c="8"/>&lt;h:form&gt;</text:span></text:p>
      <text:p text:style-name="P119"><text:span text:style-name="T12"><text:s text:c="12"/>&lt;h:outputLabel value=</text:span><text:span text:style-name="T16">"Name : "</text:span><text:span text:style-name="T12">/&gt;</text:span></text:p>
      <text:p text:style-name="P119"><text:span text:style-name="T12"><text:s text:c="12"/>&lt;h:inputText id=</text:span><text:span text:style-name="T16">"name"</text:span><text:span text:style-name="T12"> value=</text:span><text:span text:style-name="T16">"${empbean.name}"</text:span><text:span text:style-name="T12">/&gt;&lt;br/&gt;</text:span></text:p>
      <text:p text:style-name="P125"><text:s text:c="12"/></text:p>
      <text:p text:style-name="P119"><text:span text:style-name="T12"><text:s text:c="12"/>&lt;h:outputLabel value=</text:span><text:span text:style-name="T16">"EmpID : "</text:span><text:span text:style-name="T12">/&gt;</text:span></text:p>
      <text:p text:style-name="P119"><text:span text:style-name="T12"><text:s text:c="12"/>&lt;h:inputText id=</text:span><text:span text:style-name="T16">"empid"</text:span><text:span text:style-name="T12"> value=</text:span><text:span text:style-name="T16">"${empbean.empid}"</text:span><text:span text:style-name="T12">/&gt;&lt;br/&gt;</text:span></text:p>
      <text:p text:style-name="P125"><text:s text:c="12"/></text:p>
      <text:p text:style-name="P119"><text:span text:style-name="T12"><text:s text:c="12"/>&lt;h:commandButton id=</text:span><text:span text:style-name="T16">"submit"</text:span><text:span text:style-name="T12"> value=</text:span><text:span text:style-name="T16">"submit"</text:span><text:span text:style-name="T12"> action=</text:span><text:span text:style-name="T16">"#{empbean.valEmpId}"</text:span><text:span text:style-name="T12">/&gt;</text:span></text:p>
      <text:p text:style-name="P119"><text:span text:style-name="T12"><text:s text:c="8"/>&lt;/h:form&gt;</text:span></text:p>
      <text:p text:style-name="P119"><text:span text:style-name="T12"><text:s text:c="4"/>&lt;/h:body&gt;</text:span></text:p>
      <text:p text:style-name="P119"><text:span text:style-name="T12">&lt;/html&gt;</text:span></text:p>
      <text:p text:style-name="P6"/>
      <text:p text:style-name="P8">home.xhtml</text:p>
      <text:p text:style-name="P23"><text:span text:style-name="T12">&lt;?xml version=</text:span><text:span text:style-name="T16">'1.0'</text:span><text:span text:style-name="T12"> encoding=</text:span><text:span text:style-name="T16">'UTF-8'</text:span><text:span text:style-name="T12"> ?&gt;</text:span></text:p>
      <text:p text:style-name="P135"><text:span text:style-name="T12">&lt;!DOCTYPE html PUBLIC "-//W3C//DTD XHTML 1.0 Transitional//EN" "http://www.w3.org/TR/xhtml1/DTD/xhtml1-transitional.dtd"&gt;</text:span></text:p>
      <text:p text:style-name="P135"><text:soft-page-break/><text:span text:style-name="T12">&lt;html xmlns=</text:span><text:span text:style-name="T16">"http://www.w3.org/1999/xhtml"</text:span></text:p>
      <text:p text:style-name="P135"><text:span text:style-name="T12"><text:s text:c="6"/>xmlns:h=</text:span><text:span text:style-name="T16">"http://xmlns.jcp.org/jsf/html"</text:span><text:span text:style-name="T12">&gt;</text:span></text:p>
      <text:p text:style-name="P135"><text:span text:style-name="T12"><text:s text:c="4"/>&lt;h:head&gt;</text:span></text:p>
      <text:p text:style-name="P135"><text:span text:style-name="T12"><text:s text:c="8"/>&lt;title&gt;Home Page&lt;/title&gt;</text:span></text:p>
      <text:p text:style-name="P135"><text:span text:style-name="T12"><text:s text:c="4"/>&lt;/h:head&gt;</text:span></text:p>
      <text:p text:style-name="P135"><text:span text:style-name="T12"><text:s text:c="4"/>&lt;h:body&gt;</text:span></text:p>
      <text:p text:style-name="P132"><text:s text:c="8"/>Welcome ${empbean.name}</text:p>
      <text:p text:style-name="P135"><text:span text:style-name="T12"><text:s text:c="4"/>&lt;/h:body&gt;</text:span></text:p>
      <text:p text:style-name="P135"><text:span text:style-name="T12">&lt;/html&gt;</text:span></text:p>
      <text:p text:style-name="P23"/>
      <text:p text:style-name="P9">nonmember.xhtml</text:p>
      <text:p text:style-name="P19"><text:span text:style-name="T12">&lt;?xml version=</text:span><text:span text:style-name="T16">'1.0'</text:span><text:span text:style-name="T12"> encoding=</text:span><text:span text:style-name="T16">'UTF-8'</text:span><text:span text:style-name="T12"> ?&gt;</text:span></text:p>
      <text:p text:style-name="P137"><text:span text:style-name="T12">&lt;!DOCTYPE html PUBLIC "-//W3C//DTD XHTML 1.0 Transitional//EN" "http://www.w3.org/TR/xhtml1/DTD/xhtml1-transitional.dtd"&gt;</text:span></text:p>
      <text:p text:style-name="P137"><text:span text:style-name="T12">&lt;html xmlns=</text:span><text:span text:style-name="T16">"http://www.w3.org/1999/xhtml"</text:span></text:p>
      <text:p text:style-name="P137"><text:span text:style-name="T12"><text:s text:c="6"/>xmlns:h=</text:span><text:span text:style-name="T16">"http://xmlns.jcp.org/jsf/html"</text:span><text:span text:style-name="T12">&gt;</text:span></text:p>
      <text:p text:style-name="P137"><text:span text:style-name="T12"><text:s text:c="4"/>&lt;h:head&gt;</text:span></text:p>
      <text:p text:style-name="P137"><text:span text:style-name="T12"><text:s text:c="8"/>&lt;title&gt;Non Member Page&lt;/title&gt;</text:span></text:p>
      <text:p text:style-name="P137"><text:span text:style-name="T12"><text:s text:c="4"/>&lt;/h:head&gt;</text:span></text:p>
      <text:p text:style-name="P137"><text:span text:style-name="T12"><text:s text:c="4"/>&lt;h:body&gt;</text:span></text:p>
      <text:p text:style-name="P133"><text:s text:c="8"/>Sorry #{empbean.name} you are not allowed !!!</text:p>
      <text:p text:style-name="P137"><text:span text:style-name="T12"><text:s text:c="4"/>&lt;/h:body&gt;</text:span></text:p>
      <text:p text:style-name="P137"><text:span text:style-name="T12">&lt;/html&gt;</text:span></text:p>
      <text:p text:style-name="P86"/>
      <text:p text:style-name="P10">Output</text:p>
      <text:p text:style-name="P20">1)</text:p>
      <text:p text:style-name="P11">login.xhtml</text:p>
      <text:p text:style-name="P11"><draw:frame draw:style-name="fr2" draw:name="Image22" text:anchor-type="paragraph" svg:width="7.0102in" svg:height="1.2299in" draw:z-index="1"><draw:image xlink:href="Pictures/200000090000458F00000C3332253877.svm" xlink:type="simple" xlink:show="embed" xlink:actuate="onLoad"/></draw:frame></text:p>
      <text:p text:style-name="P12">home.xhtml</text:p>
      <text:p text:style-name="P24"><draw:frame draw:style-name="fr1" draw:name="Image23" text:anchor-type="paragraph" svg:width="6.9902in" svg:height="0.8134in" draw:z-index="2"><draw:image xlink:href="Pictures/200000090000455B000008116D4916F8.svm" xlink:type="simple" xlink:show="embed" xlink:actuate="onLoad"/></draw:frame></text:p>
      <text:p text:style-name="P21">2)</text:p>
      <text:p text:style-name="P13">login.xhtml</text:p>
      <text:p text:style-name="P7"><draw:frame draw:style-name="fr1" draw:name="Image24" text:anchor-type="paragraph" svg:width="7.0217in" svg:height="1.1874in" draw:z-index="3"><draw:image xlink:href="Pictures/20000009000045AA00000BC9EBB3835C.svm" xlink:type="simple" xlink:show="embed" xlink:actuate="onLoad"/></draw:frame></text:p>
      <text:p text:style-name="P25"/>
      <text:p text:style-name="P25"/>
      <text:p text:style-name="P14">nonmember.xhtml</text:p>
      <text:p text:style-name="P14"><draw:frame draw:style-name="fr1" draw:name="Image25" text:anchor-type="paragraph" svg:width="6.9902in" svg:height="0.7925in" draw:z-index="4"><draw:image xlink:href="Pictures/200000090000455B000007DCD121B4DF.svm" xlink:type="simple" xlink:show="embed" xlink:actuate="onLoad"/></draw:frame></text:p>
      <text:p text:style-name="P22">4.</text:p>
      <text:p text:style-name="P22"/>
      <text:p text:style-name="P22"/>
      <text:p text:style-name="P22"/>
      <text:p text:style-name="P15"><text:soft-page-break/><text:span text:style-name="T2">4.<text:tab/></text:span>Redirection</text:p>
      <text:list xml:id="list4957852529661695994" text:style-name="L10">
        <text:list-item>
          <text:p text:style-name="P147">One can ask JSF implementation to redirect to a new view.</text:p>
        </text:list-item>
        <text:list-item>
          <text:p text:style-name="P52">When redirect happens address field changes.</text:p>
          <text:p text:style-name="P101">Using Redirect</text:p>
        </text:list-item>
      </text:list>
      <text:p text:style-name="P53">I.<text:tab/><text:span text:style-name="T1">Without Navigation Rules</text:span></text:p>
      <text:list xml:id="list4291711142246471027" text:style-name="L11">
        <text:list-item>
          <text:p text:style-name="P148">Add the string like '?faces-redirect=true' to the outcome string.</text:p>
        </text:list-item>
      </text:list>
      <text:p text:style-name="P53">Ex. &lt;h:commandButton value=”Login” action=”welcome?faces-redirect=true”/&gt;</text:p>
      <text:p text:style-name="P53">Here when button is clicked it will directly go to welcome.xhtml.</text:p>
      <text:p text:style-name="P53"/>
      <text:p text:style-name="P138"><text:span text:style-name="T34">ii.<text:tab/></text:span><text:span text:style-name="T33">With Navigation Rule(Configuration file)</text:span></text:p>
      <text:p text:style-name="P112">&lt;navigation-case&gt;</text:p>
      <text:p text:style-name="P112"><text:tab/>&lt;from-outcome&gt;success&lt;/from-outcome&gt;</text:p>
      <text:p text:style-name="P112"><text:tab/>&lt;to-view-id&gt;/success.xhtml&lt;/to-view-id&gt;</text:p>
      <text:p text:style-name="P112"><text:tab/>&lt;redirect/&gt;</text:p>
      <text:p text:style-name="P112">&lt;/navigation-case&gt;</text:p>
      <text:p text:style-name="P123"/>
      <text:list xml:id="list15324308808988719" text:style-name="L12">
        <text:list-item>
          <text:p text:style-name="P149">Ex </text:p>
        </text:list-item>
      </text:list>
      <text:p text:style-name="P150">Lets create RedirectPjt directory as shown below</text:p>
      <text:p text:style-name="P150"/>
      <text:p text:style-name="P150"/>
      <text:p text:style-name="P150"><draw:frame draw:style-name="fr2" draw:name="Image1" text:anchor-type="paragraph" svg:width="2.0937in" svg:height="2.6256in" draw:z-index="5"><draw:image xlink:href="Pictures/20000009000014C700001A0D11E9D6EF.svm" xlink:type="simple" xlink:show="embed" xlink:actuate="onLoad"/></draw:frame></text:p>
      <text:p text:style-name="P54"/>
      <text:p text:style-name="P53"/>
      <text:p text:style-name="P14"/>
      <text:p text:style-name="P14"/>
      <text:p text:style-name="P87"/>
      <text:p text:style-name="P38"/>
      <text:p text:style-name="P38"/>
      <text:p text:style-name="P38"/>
      <text:p text:style-name="P38"/>
      <text:p text:style-name="P38"/>
      <text:p text:style-name="P88">login.xhtml</text:p>
      <text:p text:style-name="P79"><text:span text:style-name="T12">&lt;?xml version=</text:span><text:span text:style-name="T16">'1.0'</text:span><text:span text:style-name="T12"> encoding=</text:span><text:span text:style-name="T16">'UTF-8'</text:span><text:span text:style-name="T12"> ?&gt;</text:span></text:p>
      <text:p text:style-name="P120"><text:span text:style-name="T12">&lt;!DOCTYPE html PUBLIC "-//W3C//DTD XHTML 1.0 Transitional//EN" "http://www.w3.org/TR/xhtml1/DTD/xhtml1-transitional.dtd"&gt;</text:span></text:p>
      <text:p text:style-name="P120"><text:span text:style-name="T12">&lt;html xmlns=</text:span><text:span text:style-name="T16">"http://www.w3.org/1999/xhtml"</text:span></text:p>
      <text:p text:style-name="P120"><text:span text:style-name="T12"><text:s text:c="6"/>xmlns:h=</text:span><text:span text:style-name="T16">"http://xmlns.jcp.org/jsf/html"</text:span><text:span text:style-name="T12">&gt;</text:span></text:p>
      <text:p text:style-name="P120"><text:span text:style-name="T12"><text:s text:c="4"/>&lt;h:head&gt;</text:span></text:p>
      <text:p text:style-name="P120"><text:span text:style-name="T12"><text:s text:c="8"/>&lt;title&gt;Login Page&lt;/title&gt;</text:span></text:p>
      <text:p text:style-name="P120"><text:span text:style-name="T12"><text:s text:c="4"/>&lt;/h:head&gt;</text:span></text:p>
      <text:p text:style-name="P120"><text:span text:style-name="T12"><text:s text:c="4"/>&lt;h:body&gt;</text:span></text:p>
      <text:p text:style-name="P120"><text:span text:style-name="T12"><text:s text:c="8"/>&lt;h:form&gt;</text:span></text:p>
      <text:p text:style-name="P120"><text:span text:style-name="T12"><text:s text:c="12"/>&lt;h:outputLabel value=</text:span><text:span text:style-name="T16">"Name :"</text:span><text:span text:style-name="T12">/&gt;</text:span></text:p>
      <text:p text:style-name="P120"><text:span text:style-name="T12"><text:s text:c="12"/>&lt;h:inputText value=</text:span><text:span text:style-name="T16">"#{user.name}"</text:span><text:span text:style-name="T12">/&gt;&lt;br/&gt;</text:span></text:p>
      <text:p text:style-name="P120"><text:soft-page-break/><text:span text:style-name="T12"><text:s text:c="12"/>&lt;h:outputLabel value=</text:span><text:span text:style-name="T16">"Emp ID"</text:span><text:span text:style-name="T12">/&gt;</text:span></text:p>
      <text:p text:style-name="P120"><text:span text:style-name="T12"><text:s text:c="12"/>&lt;h:inputText value=</text:span><text:span text:style-name="T16">"#{user.empid}"</text:span><text:span text:style-name="T12">/&gt;&lt;br/&gt;</text:span></text:p>
      <text:p text:style-name="P120"><text:span text:style-name="T12"><text:s text:c="12"/>&lt;h:commandButton id=</text:span><text:span text:style-name="T16">"submit"</text:span><text:span text:style-name="T12"> value=</text:span><text:span text:style-name="T16">"submit"</text:span><text:span text:style-name="T12"> action=</text:span><text:span text:style-name="T16">"success?faces-<text:tab/><text:tab/><text:tab/><text:tab/>redirect=true"</text:span><text:span text:style-name="T12">/&gt;</text:span></text:p>
      <text:p text:style-name="P120"><text:span text:style-name="T12"><text:tab/><text:tab/>//</text:span><text:span text:style-name="T14">For navigation rules</text:span></text:p>
      <text:p text:style-name="P122"><text:span text:style-name="T12"><text:tab/><text:tab/>/*&lt;h:commandButton id=</text:span><text:span text:style-name="T16">"submit"</text:span><text:span text:style-name="T12"> value=</text:span><text:span text:style-name="T16">"submit"</text:span><text:span text:style-name="T12"> action=</text:span><text:span text:style-name="T16">"</text:span><text:span text:style-name="T17">#{user.verify}</text:span><text:span text:style-name="T16">"</text:span><text:span text:style-name="T12">/&gt;*/</text:span></text:p>
      <text:p text:style-name="P126"><text:s text:c="12"/></text:p>
      <text:p text:style-name="P120"><text:span text:style-name="T12"><text:s text:c="8"/>&lt;/h:form&gt;</text:span></text:p>
      <text:p text:style-name="P126"><text:s text:c="8"/></text:p>
      <text:p text:style-name="P120"><text:span text:style-name="T12"><text:s text:c="4"/>&lt;/h:body&gt;</text:span></text:p>
      <text:p text:style-name="P120"><text:span text:style-name="T12">&lt;/html&gt;</text:span></text:p>
      <text:p text:style-name="P131"/>
      <text:p text:style-name="P89">success.xhtml</text:p>
      <text:p text:style-name="P55"><text:span text:style-name="T12">&lt;?xml version=</text:span><text:span text:style-name="T16">'1.0'</text:span><text:span text:style-name="T12"> encoding=</text:span><text:span text:style-name="T16">'UTF-8'</text:span><text:span text:style-name="T12"> ?&gt;</text:span></text:p>
      <text:p text:style-name="P120"><text:span text:style-name="T12">&lt;!DOCTYPE html PUBLIC "-//W3C//DTD XHTML 1.0 Transitional//EN" "http://www.w3.org/TR/xhtml1/DTD/xhtml1-transitional.dtd"&gt;</text:span></text:p>
      <text:p text:style-name="P120"><text:span text:style-name="T12">&lt;html xmlns=</text:span><text:span text:style-name="T16">"http://www.w3.org/1999/xhtml"</text:span></text:p>
      <text:p text:style-name="P120"><text:span text:style-name="T12"><text:s text:c="6"/>xmlns:h=</text:span><text:span text:style-name="T16">"http://xmlns.jcp.org/jsf/html"</text:span><text:span text:style-name="T12">&gt;</text:span></text:p>
      <text:p text:style-name="P120"><text:span text:style-name="T12"><text:s text:c="4"/>&lt;h:head&gt;</text:span></text:p>
      <text:p text:style-name="P120"><text:span text:style-name="T12"><text:s text:c="8"/>&lt;title&gt;Success Page&lt;/title&gt;</text:span></text:p>
      <text:p text:style-name="P120"><text:span text:style-name="T12"><text:s text:c="4"/>&lt;/h:head&gt;</text:span></text:p>
      <text:p text:style-name="P120"><text:span text:style-name="T12"><text:s text:c="4"/>&lt;h:body&gt;</text:span></text:p>
      <text:p text:style-name="P120"><text:span text:style-name="T12"><text:s text:c="8"/>Hello #{user.name}&lt;br/&gt;</text:span></text:p>
      <text:p text:style-name="P126"><text:s text:c="8"/>success redirect</text:p>
      <text:p text:style-name="P120"><text:span text:style-name="T12"><text:s text:c="4"/>&lt;/h:body&gt;</text:span></text:p>
      <text:p text:style-name="P120"><text:span text:style-name="T12">&lt;/html&gt;</text:span></text:p>
      <text:p text:style-name="P131"/>
      <text:p text:style-name="P90">UserBean.java</text:p>
      <text:p text:style-name="P55"><text:span text:style-name="T18">package</text:span><text:span text:style-name="T12"> com.red;</text:span></text:p>
      <text:p text:style-name="P120"><text:span text:style-name="T18">import</text:span><text:span text:style-name="T12"> java.io.Serializable;</text:span></text:p>
      <text:p text:style-name="P120"><text:span text:style-name="T18">import</text:span><text:span text:style-name="T12"> javax.inject.Named;</text:span></text:p>
      <text:p text:style-name="P120"><text:span text:style-name="T18">import</text:span><text:span text:style-name="T12"> javax.enterprise.context.Dependent;</text:span></text:p>
      <text:p text:style-name="P120"><text:span text:style-name="T18">import</text:span><text:span text:style-name="T12"> javax.enterprise.context.SessionScoped;</text:span></text:p>
      <text:p text:style-name="P126"/>
      <text:p text:style-name="P120"><text:span text:style-name="T12">@Named(value = "user")</text:span></text:p>
      <text:p text:style-name="P120"><text:span text:style-name="T12">@SessionScoped</text:span></text:p>
      <text:p text:style-name="P120"><text:span text:style-name="T18">public</text:span><text:span text:style-name="T12"> </text:span><text:span text:style-name="T18">class</text:span><text:span text:style-name="T12"> UserBean </text:span><text:span text:style-name="T18">implements</text:span><text:span text:style-name="T12"> Serializable{</text:span></text:p>
      <text:p text:style-name="P126"/>
      <text:p text:style-name="P120"><text:span text:style-name="T12"><text:s text:c="4"/></text:span><text:span text:style-name="T18">public</text:span><text:span text:style-name="T12"> UserBean() {</text:span></text:p>
      <text:p text:style-name="P126"><text:s text:c="4"/>}</text:p>
      <text:p text:style-name="P126"/>
      <text:p text:style-name="P120"><text:span text:style-name="T12"><text:s text:c="4"/></text:span><text:span text:style-name="T18">public</text:span><text:span text:style-name="T12"> String getName() {</text:span></text:p>
      <text:p text:style-name="P120"><text:span text:style-name="T12"><text:s text:c="8"/></text:span><text:span text:style-name="T18">return</text:span><text:span text:style-name="T12"> name;</text:span></text:p>
      <text:p text:style-name="P126"><text:s text:c="4"/>}</text:p>
      <text:p text:style-name="P126"/>
      <text:p text:style-name="P120"><text:span text:style-name="T12"><text:s text:c="4"/></text:span><text:span text:style-name="T18">public</text:span><text:span text:style-name="T12"> </text:span><text:span text:style-name="T18">void</text:span><text:span text:style-name="T12"> setName(String name) {</text:span></text:p>
      <text:p text:style-name="P120"><text:span text:style-name="T12"><text:s text:c="8"/></text:span><text:span text:style-name="T18">this</text:span><text:span text:style-name="T12">.name = name;</text:span></text:p>
      <text:p text:style-name="P126"><text:s text:c="4"/>}</text:p>
      <text:p text:style-name="P126"/>
      <text:p text:style-name="P120"><text:span text:style-name="T12"><text:s text:c="4"/></text:span><text:span text:style-name="T18">public</text:span><text:span text:style-name="T12"> </text:span><text:span text:style-name="T18">int</text:span><text:span text:style-name="T12"> getEmpid() {</text:span></text:p>
      <text:p text:style-name="P120"><text:span text:style-name="T12"><text:s text:c="8"/></text:span><text:span text:style-name="T18">return</text:span><text:span text:style-name="T12"> empid;</text:span></text:p>
      <text:p text:style-name="P126"><text:s text:c="4"/>}</text:p>
      <text:p text:style-name="P126"/>
      <text:p text:style-name="P120"><text:span text:style-name="T12"><text:s text:c="4"/></text:span><text:span text:style-name="T18">public</text:span><text:span text:style-name="T12"> </text:span><text:span text:style-name="T18">void</text:span><text:span text:style-name="T12"> setEmpid(</text:span><text:span text:style-name="T18">int</text:span><text:span text:style-name="T12"> empid) {</text:span></text:p>
      <text:p text:style-name="P120"><text:span text:style-name="T12"><text:s text:c="8"/></text:span><text:span text:style-name="T18">this</text:span><text:span text:style-name="T12">.empid = empid;</text:span></text:p>
      <text:p text:style-name="P126"><text:s text:c="4"/>}</text:p>
      <text:p text:style-name="P126"><text:s text:c="4"/></text:p>
      <text:p text:style-name="P120"><text:span text:style-name="T12"><text:s text:c="4"/>String name;</text:span></text:p>
      <text:p text:style-name="P120"><text:span text:style-name="T12"><text:s text:c="4"/></text:span><text:span text:style-name="T18">int</text:span><text:span text:style-name="T12"> empid;</text:span></text:p>
      <text:p text:style-name="P126"><text:s text:c="4"/></text:p>
      <text:p text:style-name="P120"><text:span text:style-name="T12"><text:s text:c="4"/></text:span><text:span text:style-name="T18">public</text:span><text:span text:style-name="T12"> String verify()</text:span></text:p>
      <text:p text:style-name="P126"><text:s text:c="4"/>{ <text:s text:c="7"/></text:p>
      <text:p text:style-name="P120"><text:span text:style-name="T12"><text:s text:c="7"/></text:span><text:span text:style-name="T18">if</text:span><text:span text:style-name="T12">(empid==111)</text:span></text:p>
      <text:p text:style-name="P126"><text:soft-page-break/><text:s text:c="11"/></text:p>
      <text:p text:style-name="P120"><text:span text:style-name="T12"><text:s text:c="7"/></text:span><text:span text:style-name="T18">return</text:span><text:span text:style-name="T12"> "success";</text:span></text:p>
      <text:p text:style-name="P120"><text:span text:style-name="T12"><text:s text:c="7"/></text:span><text:span text:style-name="T18">else</text:span></text:p>
      <text:p text:style-name="P120"><text:span text:style-name="T12"><text:s text:c="7"/></text:span><text:span text:style-name="T18">return</text:span><text:span text:style-name="T12"> "failure"; </text:span></text:p>
      <text:p text:style-name="P126"><text:s text:c="4"/>}</text:p>
      <text:p text:style-name="P126">}</text:p>
      <text:p text:style-name="P55"/>
      <text:p text:style-name="P91">faces-config.xml</text:p>
      <text:p text:style-name="P56"><text:span text:style-name="T12">&lt;?xml version=</text:span><text:span text:style-name="T16">'1.0'</text:span><text:span text:style-name="T12"> encoding=</text:span><text:span text:style-name="T16">'UTF-8'</text:span><text:span text:style-name="T12">?&gt;</text:span></text:p>
      <text:p text:style-name="P120"><text:span text:style-name="T12">&lt;faces-config version=</text:span><text:span text:style-name="T16">"2.2"</text:span></text:p>
      <text:p text:style-name="P120"><text:span text:style-name="T12"><text:s text:c="14"/>xmlns=</text:span><text:span text:style-name="T16">"http://xmlns.jcp.org/xml/ns/javaee"</text:span></text:p>
      <text:p text:style-name="P120"><text:span text:style-name="T12"><text:s text:c="14"/>xmlns:xsi=</text:span><text:span text:style-name="T16">"http://www.w3.org/2001/XMLSchema-instance"</text:span></text:p>
      <text:p text:style-name="P120"><text:span text:style-name="T12"><text:s text:c="14"/>xsi:schemaLocation=</text:span><text:span text:style-name="T16">"http://xmlns.jcp.org/xml/ns/javaee http://xmlns.jcp.org/xml/ns/javaee/web-facesconfig_2_2.xsd"</text:span><text:span text:style-name="T12">&gt;</text:span></text:p>
      <text:p text:style-name="P126"/>
      <text:p text:style-name="P120"><text:span text:style-name="T12"><text:s text:c="4"/>&lt;navigation-rule&gt;</text:span></text:p>
      <text:p text:style-name="P120"><text:span text:style-name="T12"><text:s text:c="8"/>&lt;navigation-case&gt;</text:span></text:p>
      <text:p text:style-name="P120"><text:span text:style-name="T12"><text:s text:c="12"/>&lt;from-view-id&gt;/login.xhtml&lt;/from-view-id&gt;</text:span></text:p>
      <text:p text:style-name="P120"><text:span text:style-name="T12"><text:s text:c="12"/>&lt;from-outcome&gt;success&lt;/from-outcome&gt;</text:span></text:p>
      <text:p text:style-name="P120"><text:span text:style-name="T12"><text:s text:c="12"/>&lt;redirect/&gt;</text:span></text:p>
      <text:p text:style-name="P120"><text:span text:style-name="T12"><text:s text:c="12"/>&lt;to-view-id&gt;/success.xhtml&lt;/to-view-id&gt;</text:span></text:p>
      <text:p text:style-name="P126"><text:s text:c="10"/></text:p>
      <text:p text:style-name="P120"><text:span text:style-name="T12"><text:s text:c="8"/>&lt;/navigation-case&gt;</text:span></text:p>
      <text:p text:style-name="P120"><text:span text:style-name="T12"><text:s text:c="8"/>&lt;navigation-case&gt;</text:span></text:p>
      <text:p text:style-name="P120"><text:span text:style-name="T12"><text:s text:c="12"/>&lt;from-view-id&gt;/login.xhtml&lt;/from-view-id&gt;</text:span></text:p>
      <text:p text:style-name="P120"><text:span text:style-name="T12"><text:s text:c="12"/>&lt;from-outcome&gt;failure&lt;/from-outcome&gt;</text:span></text:p>
      <text:p text:style-name="P120"><text:span text:style-name="T12"><text:s text:c="12"/>&lt;to-view-id&gt;/failure.xhtml&lt;/to-view-id&gt;</text:span></text:p>
      <text:p text:style-name="P120"><text:span text:style-name="T12"><text:s text:c="8"/>&lt;/navigation-case&gt;</text:span></text:p>
      <text:p text:style-name="P120"><text:span text:style-name="T12"><text:s text:c="4"/>&lt;/navigation-rule&gt;</text:span></text:p>
      <text:p text:style-name="P120"><text:span text:style-name="T12">&lt;/faces-config&gt;</text:span></text:p>
      <text:p text:style-name="P56"/>
      <text:p text:style-name="P92">web.xml</text:p>
      <text:p text:style-name="P80"><text:span text:style-name="T12">&lt;?xml version=</text:span><text:span text:style-name="T16">"1.0"</text:span><text:span text:style-name="T12"> encoding=</text:span><text:span text:style-name="T16">"UTF-8"</text:span><text:span text:style-name="T12">?&gt;</text:span></text:p>
      <text:p text:style-name="P118"><text:span text:style-name="T12">&lt;web-app version=</text:span><text:span text:style-name="T16">"3.1"</text:span><text:span text:style-name="T12"> xmlns=</text:span><text:span text:style-name="T16">"http://xmlns.jcp.org/xml/ns/javaee"</text:span><text:span text:style-name="T12"> xmlns:xsi=</text:span><text:span text:style-name="T16">"http://www.w3.org/2001/XMLSchema-instance"</text:span><text:span text:style-name="T12"> xsi:schemaLocation=</text:span><text:span text:style-name="T16">"http://xmlns.jcp.org/xml/ns/javaee http://xmlns.jcp.org/xml/ns/javaee/web-app_3_1.xsd"</text:span><text:span text:style-name="T12">&gt;</text:span></text:p>
      <text:p text:style-name="P120"><text:span text:style-name="T12"><text:s text:c="4"/>&lt;context-param&gt;</text:span></text:p>
      <text:p text:style-name="P120"><text:span text:style-name="T12"><text:s text:c="8"/>&lt;param-name&gt;javax.faces.PROJECT_STAGE&lt;/param-name&gt;</text:span></text:p>
      <text:p text:style-name="P120"><text:span text:style-name="T12"><text:s text:c="8"/>&lt;param-value&gt;Development&lt;/param-value&gt;</text:span></text:p>
      <text:p text:style-name="P120"><text:span text:style-name="T12"><text:s text:c="4"/>&lt;/context-param&gt;</text:span></text:p>
      <text:p text:style-name="P120"><text:span text:style-name="T12"><text:s text:c="4"/>&lt;servlet&gt;</text:span></text:p>
      <text:p text:style-name="P120"><text:span text:style-name="T12"><text:s text:c="8"/>&lt;servlet-name&gt;Faces Servlet&lt;/servlet-name&gt;</text:span></text:p>
      <text:p text:style-name="P120"><text:span text:style-name="T12"><text:s text:c="8"/>&lt;servlet-class&gt;javax.faces.webapp.FacesServlet&lt;/servlet-class&gt;</text:span></text:p>
      <text:p text:style-name="P120"><text:span text:style-name="T12"><text:s text:c="8"/>&lt;load-on-startup&gt;1&lt;/load-on-startup&gt;</text:span></text:p>
      <text:p text:style-name="P120"><text:span text:style-name="T12"><text:s text:c="4"/>&lt;/servlet&gt;</text:span></text:p>
      <text:p text:style-name="P120"><text:span text:style-name="T12"><text:s text:c="4"/>&lt;servlet-mapping&gt;</text:span></text:p>
      <text:p text:style-name="P120"><text:span text:style-name="T12"><text:s text:c="8"/>&lt;servlet-name&gt;Faces Servlet&lt;/servlet-name&gt;</text:span></text:p>
      <text:p text:style-name="P120"><text:span text:style-name="T12"><text:s text:c="8"/>&lt;url-pattern&gt;/faces/*&lt;/url-pattern&gt;</text:span></text:p>
      <text:p text:style-name="P120"><text:span text:style-name="T12"><text:s text:c="4"/>&lt;/servlet-mapping&gt;</text:span></text:p>
      <text:p text:style-name="P120"><text:span text:style-name="T12"><text:s text:c="4"/>&lt;session-config&gt;</text:span></text:p>
      <text:p text:style-name="P120"><text:span text:style-name="T12"><text:s text:c="8"/>&lt;session-timeout&gt;</text:span></text:p>
      <text:p text:style-name="P126"><text:s text:c="12"/>30</text:p>
      <text:p text:style-name="P120"><text:span text:style-name="T12"><text:s text:c="8"/>&lt;/session-timeout&gt;</text:span></text:p>
      <text:p text:style-name="P120"><text:span text:style-name="T12"><text:s text:c="4"/>&lt;/session-config&gt;</text:span></text:p>
      <text:p text:style-name="P120"><text:span text:style-name="T12"><text:s text:c="4"/>&lt;welcome-file-list&gt;</text:span></text:p>
      <text:p text:style-name="P120"><text:span text:style-name="T12"><text:s text:c="8"/>&lt;welcome-file&gt;faces/login.xhtml&lt;/welcome-file&gt;</text:span></text:p>
      <text:p text:style-name="P120"><text:span text:style-name="T12"><text:s text:c="4"/>&lt;/welcome-file-list&gt;</text:span></text:p>
      <text:p text:style-name="P120"><text:span text:style-name="T12">&lt;/web-app&gt;</text:span></text:p>
      <text:p text:style-name="P56"/>
      <text:p text:style-name="P38"/>
      <text:p text:style-name="P93"><text:soft-page-break/>Output</text:p>
      <text:p text:style-name="P81"/>
      <text:p text:style-name="P94">login.xhtml</text:p>
      <text:p text:style-name="P94"><draw:frame draw:style-name="fr2" draw:name="Image2" text:anchor-type="paragraph" svg:width="7.3547in" svg:height="1.428in" draw:z-index="6"><draw:image xlink:href="Pictures/20000009000048F900000E2A00B27758.svm" xlink:type="simple" xlink:show="embed" xlink:actuate="onLoad"/></draw:frame></text:p>
      <text:p text:style-name="P94">success.xhtml</text:p>
      <text:p text:style-name="P38"><draw:frame draw:style-name="fr2" draw:name="Image3" text:anchor-type="paragraph" svg:width="7.3654in" svg:height="1.0425in" draw:z-index="7"><draw:image xlink:href="Pictures/200000090000491300000A575946E9D4.svm" xlink:type="simple" xlink:show="embed" xlink:actuate="onLoad"/></draw:frame></text:p>
      <text:p text:style-name="P57">Note : See the URL changes and in both the cases output will remain the same.</text:p>
      <text:p text:style-name="P38"/>
      <text:p text:style-name="P82">5.<text:tab/><text:span text:style-name="T1">RESTful Navigation and Bookmarkable URLs</text:span></text:p>
      <text:list xml:id="list8638761360023093537" text:style-name="L13">
        <text:list-item>
          <text:p text:style-name="P151">By default, JSF application makes a sequence of POST request to the server.</text:p>
        </text:list-item>
        <text:list-item>
          <text:p text:style-name="P58">POST requests are neither bookmarkable nor cacheable.</text:p>
        </text:list-item>
        <text:list-item>
          <text:p text:style-name="P58">JSF 2.0 onward GET reqeusts too are supported.</text:p>
        </text:list-item>
        <text:list-item>
          <text:p text:style-name="P59">EX</text:p>
        </text:list-item>
      </text:list>
      <text:p text:style-name="P60">Let create a GETReqPjt directory as shown below</text:p>
      <text:p text:style-name="P60"/>
      <text:p text:style-name="P60"><draw:frame draw:style-name="fr2" draw:name="Image4" text:anchor-type="paragraph" svg:width="2.3862in" svg:height="2.6256in" draw:z-index="8"><draw:image xlink:href="Pictures/20000009000017AC00001A0D96507957.svm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95"><text:soft-page-break/>login.xhtml</text:p>
      <text:p text:style-name="P61"><text:span text:style-name="T12">&lt;?xml version=</text:span><text:span text:style-name="T16">'1.0'</text:span><text:span text:style-name="T12"> encoding=</text:span><text:span text:style-name="T16">'UTF-8'</text:span><text:span text:style-name="T12"> ?&gt;</text:span></text:p>
      <text:p text:style-name="P136"><text:span text:style-name="T12">&lt;!DOCTYPE html PUBLIC "-//W3C//DTD XHTML 1.0 Transitional//EN" "http://www.w3.org/TR/xhtml1/DTD/xhtml1-transitional.dtd"&gt;</text:span></text:p>
      <text:p text:style-name="P134"><text:span text:style-name="T12">&lt;html xmlns=</text:span><text:span text:style-name="T16">"http://www.w3.org/1999/xhtml"</text:span></text:p>
      <text:p text:style-name="P134"><text:span text:style-name="T12"><text:s text:c="6"/>xmlns:h=</text:span><text:span text:style-name="T16">"http://xmlns.jcp.org/jsf/html"</text:span></text:p>
      <text:p text:style-name="P134"><text:span text:style-name="T12"><text:s text:c="6"/>xmlns:f=</text:span><text:span text:style-name="T16">"http://xmlns.jcp.org/jsf/core"</text:span><text:span text:style-name="T12">&gt;</text:span></text:p>
      <text:p text:style-name="P131"/>
      <text:p text:style-name="P134"><text:span text:style-name="T12"><text:s text:c="4"/>&lt;h:head&gt;</text:span></text:p>
      <text:p text:style-name="P134"><text:span text:style-name="T12"><text:s text:c="8"/>&lt;title&gt;Login Page&lt;/title&gt;</text:span></text:p>
      <text:p text:style-name="P134"><text:span text:style-name="T12"><text:s text:c="4"/>&lt;/h:head&gt;</text:span></text:p>
      <text:p text:style-name="P134"><text:span text:style-name="T12"><text:s text:c="4"/>&lt;h:body&gt;</text:span></text:p>
      <text:p text:style-name="P134"><text:span text:style-name="T12"><text:s text:c="8"/>&lt;h:form&gt;</text:span></text:p>
      <text:p text:style-name="P134"><text:span text:style-name="T12"><text:s text:c="12"/>Hello there &lt;br/&gt;</text:span></text:p>
      <text:p text:style-name="P134"><text:span text:style-name="T12"><text:s text:c="12"/>Click here : &lt;h:link outcome=</text:span><text:span text:style-name="T16">"/welcome.xhtml"</text:span><text:span text:style-name="T12"> <text:s/>value=</text:span><text:span text:style-name="T16">"link"</text:span><text:span text:style-name="T12">&gt; </text:span></text:p>
      <text:p text:style-name="P134"><text:span text:style-name="T12"><text:s text:c="28"/>&lt;f:param name=</text:span><text:span text:style-name="T16">"name"</text:span><text:span text:style-name="T12"> value=</text:span><text:span text:style-name="T16">"JayJosh"</text:span><text:span text:style-name="T12">/&gt;</text:span></text:p>
      <text:p text:style-name="P134"><text:span text:style-name="T12"><text:s text:c="25"/>&lt;/h:link&gt;</text:span></text:p>
      <text:p text:style-name="P134"><text:span text:style-name="T12"><text:s text:c="8"/>&lt;/h:form&gt;</text:span></text:p>
      <text:p text:style-name="P134"><text:span text:style-name="T12"><text:s text:c="4"/>&lt;/h:body&gt;</text:span></text:p>
      <text:p text:style-name="P134"><text:span text:style-name="T12">&lt;/html&gt;</text:span></text:p>
      <text:p text:style-name="P131"/>
      <text:p text:style-name="P96">welcome.xhtml</text:p>
      <text:p text:style-name="P83"><text:span text:style-name="T12">&lt;?xml version=</text:span><text:span text:style-name="T16">'1.0'</text:span><text:span text:style-name="T12"> encoding=</text:span><text:span text:style-name="T16">'UTF-8'</text:span><text:span text:style-name="T12"> ?&gt;</text:span></text:p>
      <text:p text:style-name="P118"><text:span text:style-name="T12">&lt;!DOCTYPE html PUBLIC "-//W3C//DTD XHTML 1.0 Transitional//EN" "http://www.w3.org/TR/xhtml1/DTD/xhtml1-transitional.dtd"&gt;</text:span></text:p>
      <text:p text:style-name="P120"><text:span text:style-name="T12">&lt;html xmlns=</text:span><text:span text:style-name="T16">"http://www.w3.org/1999/xhtml"</text:span></text:p>
      <text:p text:style-name="P120"><text:span text:style-name="T12"><text:s text:c="6"/>xmlns:h=</text:span><text:span text:style-name="T16">"http://xmlns.jcp.org/jsf/html"</text:span></text:p>
      <text:p text:style-name="P120"><text:span text:style-name="T12"><text:s text:c="6"/>xmlns:f=</text:span><text:span text:style-name="T16">"http://xmlns.jcp.org/jsf/core"</text:span><text:span text:style-name="T12">&gt;</text:span></text:p>
      <text:p text:style-name="P120"><text:span text:style-name="T12"><text:s text:c="4"/>&lt;f:metadata&gt;</text:span></text:p>
      <text:p text:style-name="P120"><text:span text:style-name="T12"><text:s text:c="8"/>&lt;f:viewParam name=</text:span><text:span text:style-name="T16">"name"</text:span><text:span text:style-name="T12"> value=</text:span><text:span text:style-name="T16">"#{user.name}"</text:span><text:span text:style-name="T12"> /&gt;</text:span></text:p>
      <text:p text:style-name="P120"><text:span text:style-name="T12"><text:s text:c="3"/>&lt;/f:metadata&gt;</text:span></text:p>
      <text:p text:style-name="P120"><text:span text:style-name="T12"><text:s text:c="4"/>&lt;h:head&gt;</text:span></text:p>
      <text:p text:style-name="P120"><text:span text:style-name="T12"><text:s text:c="8"/>&lt;title&gt;Welcome Page&lt;/title&gt;</text:span></text:p>
      <text:p text:style-name="P120"><text:span text:style-name="T12"><text:s text:c="4"/>&lt;/h:head&gt;</text:span></text:p>
      <text:p text:style-name="P120"><text:span text:style-name="T12"><text:s text:c="4"/>&lt;h:body&gt;</text:span></text:p>
      <text:p text:style-name="P126"><text:s text:c="8"/>Hello #{user.name}</text:p>
      <text:p text:style-name="P120"><text:span text:style-name="T12"><text:s text:c="4"/>&lt;/h:body&gt;</text:span></text:p>
      <text:p text:style-name="P120"><text:span text:style-name="T12">&lt;/html&gt;</text:span></text:p>
      <text:p text:style-name="P126"/>
      <text:p text:style-name="P97">UserBean.java</text:p>
      <text:p text:style-name="P62"><text:span text:style-name="T18">package</text:span><text:span text:style-name="T12"> com.get;</text:span></text:p>
      <text:p text:style-name="P126"/>
      <text:p text:style-name="P120"><text:span text:style-name="T18">import</text:span><text:span text:style-name="T12"> java.io.Serializable;</text:span></text:p>
      <text:p text:style-name="P129">import javax.inject.Named; </text:p>
      <text:p text:style-name="P120"><text:span text:style-name="T18">import</text:span><text:span text:style-name="T12"> javax.</text:span><text:span text:style-name="T15">enterprise.context.</text:span><text:span text:style-name="T12">SessionScoped;</text:span></text:p>
      <text:p text:style-name="P128"/>
      <text:p text:style-name="P120"><text:span text:style-name="T12">@</text:span><text:span text:style-name="T15">Named</text:span><text:span text:style-name="T12">("user")</text:span></text:p>
      <text:p text:style-name="P120"><text:span text:style-name="T12">@SessionScoped</text:span></text:p>
      <text:p text:style-name="P126"/>
      <text:p text:style-name="P120"><text:span text:style-name="T18">public</text:span><text:span text:style-name="T12"> </text:span><text:span text:style-name="T18">class</text:span><text:span text:style-name="T12"> UserBean </text:span><text:span text:style-name="T18">implements</text:span><text:span text:style-name="T12"> Serializable {</text:span></text:p>
      <text:p text:style-name="P126"/>
      <text:p text:style-name="P120"><text:span text:style-name="T12"><text:s text:c="4"/></text:span><text:span text:style-name="T18">public</text:span><text:span text:style-name="T12"> UserBean() {</text:span></text:p>
      <text:p text:style-name="P126"><text:s text:c="4"/>}</text:p>
      <text:p text:style-name="P126"><text:s text:c="4"/></text:p>
      <text:p text:style-name="P120"><text:span text:style-name="T12"><text:s text:c="4"/>String name;</text:span></text:p>
      <text:p text:style-name="P126"/>
      <text:p text:style-name="P120"><text:span text:style-name="T12"><text:s text:c="4"/></text:span><text:span text:style-name="T18">public</text:span><text:span text:style-name="T12"> String getName() {</text:span></text:p>
      <text:p text:style-name="P120"><text:span text:style-name="T12"><text:s text:c="8"/></text:span><text:span text:style-name="T18">return</text:span><text:span text:style-name="T12"> name;</text:span></text:p>
      <text:p text:style-name="P126"><text:s text:c="4"/>}</text:p>
      <text:p text:style-name="P126"/>
      <text:p text:style-name="P120"><text:span text:style-name="T12"><text:s text:c="4"/></text:span><text:span text:style-name="T18">public</text:span><text:span text:style-name="T12"> </text:span><text:span text:style-name="T18">void</text:span><text:span text:style-name="T12"> setName(String name) {</text:span></text:p>
      <text:p text:style-name="P120"><text:span text:style-name="T12"><text:s text:c="8"/></text:span><text:span text:style-name="T18">this</text:span><text:span text:style-name="T12">.name = name;</text:span></text:p>
      <text:p text:style-name="P126"><text:s text:c="4"/>}</text:p>
      <text:p text:style-name="P126"><text:soft-page-break/>}</text:p>
      <text:p text:style-name="P62"/>
      <text:p text:style-name="P97">web.xml</text:p>
      <text:p text:style-name="P63"><text:span text:style-name="T12">&lt;?xml version=</text:span><text:span text:style-name="T16">"1.0"</text:span><text:span text:style-name="T12"> encoding=</text:span><text:span text:style-name="T16">"UTF-8"</text:span><text:span text:style-name="T12">?&gt;</text:span></text:p>
      <text:p text:style-name="P118"><text:span text:style-name="T12">&lt;web-app version=</text:span><text:span text:style-name="T16">"3.1"</text:span><text:span text:style-name="T12"> xmlns=</text:span><text:span text:style-name="T16">"http://xmlns.jcp.org/xml/ns/javaee"</text:span><text:span text:style-name="T12"> xmlns:xsi=</text:span><text:span text:style-name="T16">"http://www.w3.org/2001/XMLSchema-instance"</text:span><text:span text:style-name="T12"> xsi:schemaLocation=</text:span><text:span text:style-name="T16">"http://xmlns.jcp.org/xml/ns/javaee http://xmlns.jcp.org/xml/ns/javaee/web-app_3_1.xsd"</text:span><text:span text:style-name="T12">&gt;</text:span></text:p>
      <text:p text:style-name="P118"><text:span text:style-name="T12"><text:s text:c="4"/>&lt;context-param&gt;</text:span></text:p>
      <text:p text:style-name="P118"><text:span text:style-name="T12"><text:s text:c="8"/>&lt;param-name&gt;javax.faces.PROJECT_STAGE&lt;/param-name&gt;</text:span></text:p>
      <text:p text:style-name="P118"><text:span text:style-name="T12"><text:s text:c="8"/>&lt;param-value&gt;Development&lt;/param-value&gt;</text:span></text:p>
      <text:p text:style-name="P118"><text:span text:style-name="T12"><text:s text:c="4"/>&lt;/context-param&gt;</text:span></text:p>
      <text:p text:style-name="P118"><text:span text:style-name="T12"><text:s text:c="4"/>&lt;servlet&gt;</text:span></text:p>
      <text:p text:style-name="P118"><text:span text:style-name="T12"><text:s text:c="8"/>&lt;servlet-name&gt;Faces Servlet&lt;/servlet-name&gt;</text:span></text:p>
      <text:p text:style-name="P118"><text:span text:style-name="T12"><text:s text:c="8"/>&lt;servlet-class&gt;javax.faces.webapp.FacesServlet&lt;/servlet-class&gt;</text:span></text:p>
      <text:p text:style-name="P118"><text:span text:style-name="T12"><text:s text:c="8"/>&lt;load-on-startup&gt;1&lt;/load-on-startup&gt;</text:span></text:p>
      <text:p text:style-name="P118"><text:span text:style-name="T12"><text:s text:c="4"/>&lt;/servlet&gt;</text:span></text:p>
      <text:p text:style-name="P118"><text:span text:style-name="T12"><text:s text:c="4"/>&lt;servlet-mapping&gt;</text:span></text:p>
      <text:p text:style-name="P118"><text:span text:style-name="T12"><text:s text:c="8"/>&lt;servlet-name&gt;Faces Servlet&lt;/servlet-name&gt;</text:span></text:p>
      <text:p text:style-name="P118"><text:span text:style-name="T12"><text:s text:c="8"/>&lt;url-pattern&gt;/faces/*&lt;/url-pattern&gt;</text:span></text:p>
      <text:p text:style-name="P118"><text:span text:style-name="T12"><text:s text:c="4"/>&lt;/servlet-mapping&gt;</text:span></text:p>
      <text:p text:style-name="P118"><text:span text:style-name="T12"><text:s text:c="4"/>&lt;session-config&gt;</text:span></text:p>
      <text:p text:style-name="P118"><text:span text:style-name="T12"><text:s text:c="8"/>&lt;session-timeout&gt;</text:span></text:p>
      <text:p text:style-name="P124"><text:s text:c="12"/>30</text:p>
      <text:p text:style-name="P118"><text:span text:style-name="T12"><text:s text:c="8"/>&lt;/session-timeout&gt;</text:span></text:p>
      <text:p text:style-name="P118"><text:span text:style-name="T12"><text:s text:c="4"/>&lt;/session-config&gt;</text:span></text:p>
      <text:p text:style-name="P118"><text:span text:style-name="T12"><text:s text:c="4"/>&lt;welcome-file-list&gt;</text:span></text:p>
      <text:p text:style-name="P118"><text:span text:style-name="T12"><text:s text:c="8"/>&lt;welcome-file&gt;faces/login.xhtml&lt;/welcome-file&gt;</text:span></text:p>
      <text:p text:style-name="P118"><text:span text:style-name="T12"><text:s text:c="4"/>&lt;/welcome-file-list&gt;</text:span></text:p>
      <text:p text:style-name="P118"><text:span text:style-name="T12">&lt;/web-app&gt;</text:span></text:p>
      <text:p text:style-name="P62"/>
      <text:p text:style-name="P98">Output</text:p>
      <text:p text:style-name="P99">login.xhtml</text:p>
      <text:p text:style-name="P100"><draw:frame draw:style-name="fr3" draw:name="Image5" text:anchor-type="paragraph" svg:width="7.7in" svg:height="0.8661in" draw:z-index="9"><draw:image xlink:href="Pictures/20000009000067E000000BAFF859858D.svm" xlink:type="simple" xlink:show="embed" xlink:actuate="onLoad"/></draw:frame>welcome.xhtml</text:p>
      <text:p text:style-name="P100"><draw:frame draw:style-name="fr3" draw:name="Image6" text:anchor-type="paragraph" svg:width="7.7in" svg:height="0.6083in" draw:z-index="10"><draw:image xlink:href="Pictures/20000009000067410000082B69877D5F.svm" xlink:type="simple" xlink:show="embed" xlink:actuate="onLoad"/></draw:frame></text:p>
      <text:p text:style-name="P84">6.<text:tab/><text:span text:style-name="T1">More Navigation Rules</text:span></text:p>
      <text:p text:style-name="P64"><text:span text:style-name="T38">i</text:span>.<text:tab/><text:span text:style-name="T1">WildCards</text:span></text:p>
      <text:list xml:id="list6334501693782682860" text:style-name="L14">
        <text:list-item>
          <text:p text:style-name="P152">One can use wild cards in the &lt;from-view-id&gt; element of the navigation rule.</text:p>
        </text:list-item>
        <text:list-item>
          <text:p text:style-name="P65">Ex</text:p>
        </text:list-item>
      </text:list>
      <text:p text:style-name="P113">&lt;navigation-rule&gt;</text:p>
      <text:p text:style-name="P26">&lt;from-view-id&gt;/secure/*&lt;/from-view-id&gt;</text:p>
      <text:p text:style-name="P26">&lt;navigation-case&gt;</text:p>
      <text:p text:style-name="P26">. . .</text:p>
      <text:p text:style-name="P26">&lt;/navigation-case&gt;</text:p>
      <text:p text:style-name="P26">&lt;/navigation-rule&gt;</text:p>
      <text:p text:style-name="P66"/>
      <text:p text:style-name="P67"><text:soft-page-break/>Now this applies to all the pages that starts with the prefix <text:span text:style-name="T3">/secure</text:span>. </text:p>
      <text:list xml:id="list4476656817108360963" text:style-name="L15">
        <text:list-item>
          <text:p text:style-name="P153">If one use</text:p>
        </text:list-item>
      </text:list>
      <text:p text:style-name="P114">&lt;from-view-id&gt;/*&lt;/from-view-id&gt;</text:p>
      <text:p text:style-name="P26">or</text:p>
      <text:p text:style-name="P26">&lt;from-view-id&gt;*&lt;/from-view-id&gt;</text:p>
      <text:p text:style-name="P26"/>
      <text:p text:style-name="P68">Then its means that it applies to all the pages.</text:p>
      <text:p text:style-name="P68"/>
      <text:p text:style-name="P69">ii.<text:tab/><text:span text:style-name="T1">&lt;form-action&gt; tag</text:span></text:p>
      <text:list xml:id="list6351453853744729637" text:style-name="L16">
        <text:list-item>
          <text:p text:style-name="P154">When different method expressions in the application have methods which returns same outcome then we can use &lt;form-action&gt; to differentiate between them.</text:p>
        </text:list-item>
        <text:list-item>
          <text:p text:style-name="P70">Ex</text:p>
        </text:list-item>
      </text:list>
      <text:p text:style-name="P115">&lt;navigation-case&gt;</text:p>
      <text:p text:style-name="P26"><text:tab/>&lt;from-action&gt;#{quizBean.answerAction}&lt;/from-action&gt;</text:p>
      <text:p text:style-name="P26"><text:tab/>&lt;from-outcome&gt;again&lt;/from-outcome&gt;</text:p>
      <text:p text:style-name="P26"><text:tab/>&lt;to-view-id&gt;/again.xhtml&lt;/to-view-id&gt;</text:p>
      <text:p text:style-name="P26">&lt;/navigation-case&gt;</text:p>
      <text:p text:style-name="P26">&lt;navigation-case&gt;</text:p>
      <text:p text:style-name="P26"><text:tab/>&lt;from-action&gt;#{quizBean.startOverAction}&lt;/from-action&gt;</text:p>
      <text:p text:style-name="P26"><text:tab/>&lt;from-outcome&gt;again&lt;/from-outcome&gt;</text:p>
      <text:p text:style-name="P26"><text:tab/>&lt;to-view-id&gt;/index.xhtml&lt;/to-view-id&gt;</text:p>
      <text:p text:style-name="P27">&lt;/navigation-case&gt;</text:p>
      <text:p text:style-name="P71">Above contents of <text:span text:style-name="T3">&lt;from-action&gt;</text:span> should match that of <text:span text:style-name="T3">&lt;from-outcome&gt;</text:span>.</text:p>
      <text:list xml:id="list1137578661321010599" text:style-name="L17">
        <text:list-item>
          <text:p text:style-name="P155">Here <text:span text:style-name="T35">Navigation handler does not invoke the method present in #{ }. The methods will be invoked before navigation handler kicks in. The navigation handler mere uses &lt;form-action&gt; as key to find matching navigation cases.</text:span></text:p>
        </text:list-item>
      </text:list>
      <text:p text:style-name="P72"/>
      <text:p text:style-name="P72"><text:span text:style-name="T37">i</text:span>ii.<text:tab/><text:span text:style-name="T1">Conditional Navigation Cases</text:span></text:p>
      <text:list xml:id="list93941045178948" text:continue-numbering="true" text:style-name="L17">
        <text:list-item>
          <text:p text:style-name="P73">From JSF 2.0 one can supply 'if' element that activates navigation case only when the condition is fulfilled. </text:p>
        </text:list-item>
        <text:list-item>
          <text:p text:style-name="P74">Ex</text:p>
        </text:list-item>
      </text:list>
      <text:p text:style-name="P116">&lt;navigation-case&gt;</text:p>
      <text:p text:style-name="P26">&lt;from-outcome&gt;previous&lt;/from-outcome&gt;</text:p>
      <text:p text:style-name="P26">&lt;if&gt;#{quizBean.currentQuestion != 0}&lt;/if&gt;</text:p>
      <text:p text:style-name="P26">&lt;to-view-id&gt;/main.xhtml&lt;/to-view-id&gt;</text:p>
      <text:p text:style-name="P26">&lt;/navigation-case&gt;</text:p>
      <text:p text:style-name="P116"/>
      <text:p text:style-name="P75">iv.<text:tab/><text:span text:style-name="T1">Dynamic Target View IDs</text:span></text:p>
      <text:list xml:id="list6734449859999915950" text:style-name="L18">
        <text:list-item>
          <text:p text:style-name="P156">&lt;to-view-id&gt; element could be value expression. It will be evaluated <text:span text:style-name="T36">and the result will be used as view ID.</text:span></text:p>
        </text:list-item>
        <text:list-item>
          <text:p text:style-name="P76">EX</text:p>
        </text:list-item>
      </text:list>
      <text:p text:style-name="P117">&lt;navigation-rule&gt;</text:p>
      <text:p text:style-name="P26"><text:tab/>&lt;from-view-id&gt;/main.xhtml&lt;/from-view-id&gt;</text:p>
      <text:p text:style-name="P26"><text:tab/>&lt;navigation-case&gt;</text:p>
      <text:p text:style-name="P26"><text:tab/>&lt;to-view-id&gt;#{quizBean.nextViewID}&lt;/to-view-id&gt;</text:p>
      <text:p text:style-name="P26"><text:tab/>&lt;/navigation-case&gt;</text:p>
      <text:p text:style-name="P26">&lt;/navigation-rule&gt;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1" svg:font-family="'Courier New'" style:font-family-generic="roman"/>
    <style:font-face style:name="LucidaSans-TypNarr" svg:font-family="LucidaSans-TypNarr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5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3:20:03.068000000</meta:creation-date>
    <dc:date>2016-11-30T09:39:40.548000000</dc:date>
    <meta:editing-duration>PT2H51M43S</meta:editing-duration>
    <meta:editing-cycles>99</meta:editing-cycles>
    <meta:generator>LibreOffice/4.2.4.2$Windows_x86 LibreOffice_project/63150712c6d317d27ce2db16eb94c2f3d7b699f8</meta:generator>
    <meta:document-statistic meta:table-count="0" meta:image-count="11" meta:object-count="0" meta:page-count="12" meta:paragraph-count="477" meta:word-count="1358" meta:character-count="15980" meta:non-whitespace-character-count="13437"/>
  </office:meta>
</office:document-meta>
</file>